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0.972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2.073cm"/>
    </style:style>
    <style:style style:name="co9" style:family="table-column">
      <style:table-column-properties fo:break-before="auto" style:column-width="2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département)" table:allow-empty-cell="false" table:display-list="unsorted" table:base-cell-address="parametres.B1">
          <table:error-message table:message-type="stop" table:display="true"/>
        </table:content-validation>
        <table:content-validation table:name="val2" table:condition="of:cell-content-is-in-list(année)" table:allow-empty-cell="false" table:display-list="unsorted" table:base-cell-address="parametres.B2">
          <table:error-message table:message-type="stop" table:display="true"/>
        </table:content-validation>
        <table:content-validation table:name="val3" table:condition="of:cell-content-is-in-list(groupe)" table:allow-empty-cell="false" table:display-list="unsorted" table:base-cell-address="parametres.B3">
          <table:error-message table:message-type="stop" table:display="true"/>
        </table:content-validation>
        <table:content-validation table:name="val4" table:condition="of:cell-content-is-in-list(Semestre)" table:allow-empty-cell="true" table:display-list="unsorted" table:base-cell-address="parametres.B6">
          <table:error-message table:message-type="stop" table:display="true"/>
        </table:content-validation>
        <table:content-validation table:name="val5" table:condition="of:cell-content-is-in-list(groupe)" table:allow-empty-cell="false" table:display-list="unsorted" table:base-cell-address="parametres.G11">
          <table:error-message table:message-type="stop" table:display="true"/>
        </table:content-validation>
      </table:content-validations>
      <table:table table:name="paramet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épartement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Semest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A</text:p>
          </table:table-cell>
          <table:table-cell office:value-type="string" calcext:value-type="string">
            <text:p>INFO1</text:p>
          </table:table-cell>
          <table:table-cell office:value-type="string" calcext:value-type="string">
            <text:p>Groupe 1-A-1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INFO2</text:p>
          </table:table-cell>
          <table:table-cell office:value-type="string" calcext:value-type="string">
            <text:p>Groupe 1-A-2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string" calcext:value-type="string">
            <text:p>MMI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Groupe 1-B-1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Groupe 1-B-2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office:value-type="string" calcext:value-type="string">
            <text:p>SEPIA</text:p>
          </table:table-cell>
          <table:table-cell/>
          <table:table-cell office:value-type="string" calcext:value-type="string">
            <text:p>Groupe 1-C-1</text:p>
          </table:table-cell>
          <table:table-cell office:value-type="string" calcext:value-type="string">
            <text:p>S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e 1-C-2</text:p>
          </table:table-cell>
          <table:table-cell office:value-type="string" calcext:value-type="string">
            <text:p>S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e 2-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oupe 2-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oupe 2-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I 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I 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I</text:p>
          </table:table-cell>
          <table:table-cell/>
        </table:table-row>
      </table:table>
      <table:table table:name="Global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épartement</text:p>
          </table:table-cell>
          <table:table-cell table:style-name="ce2" table:content-validation-name="val1" office:value-type="string" calcext:value-type="string" table:number-columns-spanned="2" table:number-rows-spanned="1">
            <text:p>INFO</text:p>
          </table:table-cell>
          <table:covered-table-cell/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Année</text:p>
          </table:table-cell>
          <table:table-cell table:style-name="ce2" table:content-validation-name="val2" office:value-type="string" calcext:value-type="string" table:number-columns-spanned="2" table:number-rows-spanned="1">
            <text:p>INFO2</text:p>
          </table:table-cell>
          <table:covered-table-cell/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Groupe</text:p>
          </table:table-cell>
          <table:table-cell table:style-name="ce2" table:content-validation-name="val3" office:value-type="string" calcext:value-type="string" table:number-columns-spanned="2" table:number-rows-spanned="1">
            <text:p>Groupe 1-A-1</text:p>
          </table:table-cell>
          <table:covered-table-cell/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Date début</text:p>
          </table:table-cell>
          <table:table-cell table:style-name="ce3" office:value-type="date" office:date-value="2016-09-01" calcext:value-type="date" table:number-columns-spanned="2" table:number-rows-spanned="1">
            <text:p>01/09/16</text:p>
          </table:table-cell>
          <table:covered-table-cell/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Date de fin </text:p>
          </table:table-cell>
          <table:table-cell table:style-name="ce3" office:value-type="date" office:date-value="2017-07-01" calcext:value-type="date" table:number-columns-spanned="2" table:number-rows-spanned="1">
            <text:p>01/07/17</text:p>
          </table:table-cell>
          <table:covered-table-cell/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emestre</text:p>
          </table:table-cell>
          <table:table-cell table:style-name="ce2" table:content-validation-name="val4" office:value-type="string" calcext:value-type="string" table:number-columns-spanned="2" table:number-rows-spanned="1">
            <text:p>S3</text:p>
          </table:table-cell>
          <table:covered-table-cell/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formula="of:=[APA.B10]" office:value-type="string" office:string-value="1.5" calcext:value-type="string">
            <text:p>1.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Groupe </text:p>
          </table:table-cell>
          <table:table-cell table:style-name="ce1" table:formula="of:=[.B6]" office:value-type="string" office:string-value="S3" calcext:value-type="string">
            <text:p>S3</text:p>
          </table:table-cell>
          <table:table-cell table:style-name="ce1" office:value-type="string" calcext:value-type="string">
            <text:p>UE31</text:p>
          </table:table-cell>
          <table:table-cell table:style-name="ce1" table:formula="of:=[APA.B9]" office:value-type="string" office:string-value="APA" calcext:value-type="string">
            <text:p>APA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11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GARD</text:p>
          </table:table-cell>
          <table:table-cell office:value-type="string" calcext:value-type="string">
            <text:p>Samuel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18]" office:value-type="float" office:value="10.2" calcext:value-type="float">
            <text:p>10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TE</text:p>
          </table:table-cell>
          <table:table-cell office:value-type="string" calcext:value-type="string">
            <text:p>Nicol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19]" office:value-type="float" office:value="18.6" calcext:value-type="float">
            <text:p>18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ULNOIS</text:p>
          </table:table-cell>
          <table:table-cell office:value-type="string" calcext:value-type="string">
            <text:p>Loui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0]" office:value-type="float" office:value="12.5" calcext:value-type="float">
            <text:p>12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TELET</text:p>
          </table:table-cell>
          <table:table-cell office:value-type="string" calcext:value-type="string">
            <text:p>Hadrie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1]" office:value-type="float" office:value="7.8" calcext:value-type="float">
            <text:p>7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ROT</text:p>
          </table:table-cell>
          <table:table-cell office:value-type="string" calcext:value-type="string">
            <text:p>Jérém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2]" office:value-type="float" office:value="19.6" calcext:value-type="float">
            <text:p>19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RNU</text:p>
          </table:table-cell>
          <table:table-cell office:value-type="string" calcext:value-type="string">
            <text:p>Bastie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3]" office:value-type="float" office:value="9.2" calcext:value-type="float">
            <text:p>9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METZ</text:p>
          </table:table-cell>
          <table:table-cell office:value-type="string" calcext:value-type="string">
            <text:p>Joffre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4]" office:value-type="float" office:value="16.6" calcext:value-type="float">
            <text:p>16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Tennesse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5]" office:value-type="float" office:value="14.9" calcext:value-type="float">
            <text:p>14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199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FROISSART</text:p>
          </table:table-cell>
          <table:table-cell office:value-type="string" calcext:value-type="string">
            <text:p>Mari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6]" office:value-type="float" office:value="6.6" calcext:value-type="float">
            <text:p>6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ERAERT</text:p>
          </table:table-cell>
          <table:table-cell office:value-type="string" calcext:value-type="string">
            <text:p>Quent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7]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1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LE FOLL</text:p>
          </table:table-cell>
          <table:table-cell office:value-type="string" calcext:value-type="string">
            <text:p>Corali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8]" office:value-type="float" office:value="10.4" calcext:value-type="float">
            <text:p>10,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FAIT</text:p>
          </table:table-cell>
          <table:table-cell office:value-type="string" calcext:value-type="string">
            <text:p>Roma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29]" office:value-type="float" office:value="8.4" calcext:value-type="float">
            <text:p>8,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GRU</text:p>
          </table:table-cell>
          <table:table-cell office:value-type="string" calcext:value-type="string">
            <text:p>Florent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0]" office:value-type="float" office:value="9.2" calcext:value-type="float">
            <text:p>9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AITRE</text:p>
          </table:table-cell>
          <table:table-cell office:value-type="string" calcext:value-type="string">
            <text:p>Valent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1]" office:value-type="float" office:value="12.5" calcext:value-type="float">
            <text:p>12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AFFRE</text:p>
          </table:table-cell>
          <table:table-cell office:value-type="string" calcext:value-type="string">
            <text:p>Roma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2]" office:value-type="float" office:value="7.8" calcext:value-type="float">
            <text:p>7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OPE</text:p>
          </table:table-cell>
          <table:table-cell office:value-type="string" calcext:value-type="string">
            <text:p>Giovanni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3]" office:value-type="float" office:value="5.9" calcext:value-type="float">
            <text:p>5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nthon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4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RET</text:p>
          </table:table-cell>
          <table:table-cell office:value-type="string" calcext:value-type="string">
            <text:p>Kév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5]" office:value-type="float" office:value="5.9" calcext:value-type="float">
            <text:p>5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KARADEK</text:p>
          </table:table-cell>
          <table:table-cell office:value-type="string" calcext:value-type="string">
            <text:p>Thibaud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6]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Frédéric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7]" office:value-type="float" office:value="13.6" calcext:value-type="float">
            <text:p>13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ERAGE</text:p>
          </table:table-cell>
          <table:table-cell office:value-type="string" calcext:value-type="string">
            <text:p>Luc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8]" office:value-type="float" office:value="19.7" calcext:value-type="float">
            <text:p>19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ROY</text:p>
          </table:table-cell>
          <table:table-cell office:value-type="string" calcext:value-type="string">
            <text:p>Julie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39]" office:value-type="float" office:value="5.3" calcext:value-type="float">
            <text:p>5,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LLA</text:p>
          </table:table-cell>
          <table:table-cell office:value-type="string" calcext:value-type="string">
            <text:p>Emanuel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40]" office:value-type="float" office:value="5.6" calcext:value-type="float">
            <text:p>5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POEST</text:p>
          </table:table-cell>
          <table:table-cell office:value-type="string" calcext:value-type="string">
            <text:p>Sylva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2</text:p>
          </table:table-cell>
          <table:table-cell table:number-columns-repeated="2"/>
          <table:table-cell table:formula="of:=[APA.F41]" office:value-type="float" office:value="19.9" calcext:value-type="float">
            <text:p>19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SSON</text:p>
          </table:table-cell>
          <table:table-cell office:value-type="string" calcext:value-type="string">
            <text:p>Julie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2]" office:value-type="float" office:value="11.8" calcext:value-type="float">
            <text:p>11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CHY</text:p>
          </table:table-cell>
          <table:table-cell office:value-type="string" calcext:value-type="string">
            <text:p>Rem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3]" office:value-type="float" office:value="5.5" calcext:value-type="float">
            <text:p>5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NGLETERRE</text:p>
          </table:table-cell>
          <table:table-cell office:value-type="string" calcext:value-type="string">
            <text:p>Thom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4]" office:value-type="float" office:value="16.5" calcext:value-type="float">
            <text:p>16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BACKER</text:p>
          </table:table-cell>
          <table:table-cell office:value-type="string" calcext:value-type="string">
            <text:p>Thom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5]" office:value-type="float" office:value="5.6" calcext:value-type="float">
            <text:p>5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BREUVE</text:p>
          </table:table-cell>
          <table:table-cell office:value-type="string" calcext:value-type="string">
            <text:p>Benjam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6]" office:value-type="float" office:value="8.1" calcext:value-type="float">
            <text:p>8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HAUT</text:p>
          </table:table-cell>
          <table:table-cell office:value-type="string" calcext:value-type="string">
            <text:p>Thom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7]" office:value-type="float" office:value="7.7" calcext:value-type="float">
            <text:p>7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Kév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8]" office:value-type="float" office:value="13.2" calcext:value-type="float">
            <text:p>13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UY</text:p>
          </table:table-cell>
          <table:table-cell office:value-type="string" calcext:value-type="string">
            <text:p>Sébastie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49]" office:value-type="float" office:value="13.3" calcext:value-type="float">
            <text:p>13,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MBER</text:p>
          </table:table-cell>
          <table:table-cell office:value-type="string" calcext:value-type="string">
            <text:p>Nicol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0]" office:value-type="float" office:value="6.2" calcext:value-type="float">
            <text:p>6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UT</text:p>
          </table:table-cell>
          <table:table-cell office:value-type="string" calcext:value-type="string">
            <text:p>Thibaut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1]" office:value-type="float" office:value="5.6" calcext:value-type="float">
            <text:p>5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HUGO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2]" office:value-type="float" office:value="16.1" calcext:value-type="float">
            <text:p>16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RZAWSKI</text:p>
          </table:table-cell>
          <table:table-cell office:value-type="string" calcext:value-type="string">
            <text:p>Pierr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3]" office:value-type="float" office:value="5.8" calcext:value-type="float">
            <text:p>5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BERSENS</text:p>
          </table:table-cell>
          <table:table-cell office:value-type="string" calcext:value-type="string">
            <text:p>Adrie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4]" office:value-type="float" office:value="9.9" calcext:value-type="float">
            <text:p>9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CHA</text:p>
          </table:table-cell>
          <table:table-cell office:value-type="string" calcext:value-type="string">
            <text:p>Benjam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5]" office:value-type="float" office:value="12.6" calcext:value-type="float">
            <text:p>12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TERTRE</text:p>
          </table:table-cell>
          <table:table-cell office:value-type="string" calcext:value-type="string">
            <text:p>Floria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6]" office:value-type="float" office:value="15.7" calcext:value-type="float">
            <text:p>15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GOUR</text:p>
          </table:table-cell>
          <table:table-cell office:value-type="string" calcext:value-type="string">
            <text:p>David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7]" office:value-type="float" office:value="11.5" calcext:value-type="float">
            <text:p>11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ILLOT</text:p>
          </table:table-cell>
          <table:table-cell office:value-type="string" calcext:value-type="string">
            <text:p>Maxim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8]" office:value-type="float" office:value="10.6" calcext:value-type="float">
            <text:p>10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SELOT</text:p>
          </table:table-cell>
          <table:table-cell office:value-type="string" calcext:value-type="string">
            <text:p>Roma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59]" office:value-type="float" office:value="6.1" calcext:value-type="float">
            <text:p>6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3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Chlo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60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AN</text:p>
          </table:table-cell>
          <table:table-cell office:value-type="string" calcext:value-type="string">
            <text:p>Geoffre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61]" office:value-type="float" office:value="14.9" calcext:value-type="float">
            <text:p>14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HILLER</text:p>
          </table:table-cell>
          <table:table-cell office:value-type="string" calcext:value-type="string">
            <text:p>Dyla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62]" office:value-type="float" office:value="13.7" calcext:value-type="float">
            <text:p>13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oui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IPI 1</text:p>
          </table:table-cell>
          <table:table-cell table:number-columns-repeated="2"/>
          <table:table-cell table:formula="of:=[APA.F63]" office:value-type="float" office:value="17.9" calcext:value-type="float">
            <text:p>17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UDELET</text:p>
          </table:table-cell>
          <table:table-cell office:value-type="string" calcext:value-type="string">
            <text:p>Geoffre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64]" office:value-type="float" office:value="15.9" calcext:value-type="float">
            <text:p>15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ROSNE</text:p>
          </table:table-cell>
          <table:table-cell office:value-type="string" calcext:value-type="string">
            <text:p>Florent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65]" office:value-type="float" office:value="18.8" calcext:value-type="float">
            <text:p>18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Jéremy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66]" office:value-type="float" office:value="18.8" calcext:value-type="float">
            <text:p>18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Kév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67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GRAND</text:p>
          </table:table-cell>
          <table:table-cell office:value-type="string" calcext:value-type="string">
            <text:p>Baptist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68]" office:value-type="float" office:value="12.3" calcext:value-type="float">
            <text:p>12,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ERTEN</text:p>
          </table:table-cell>
          <table:table-cell office:value-type="string" calcext:value-type="string">
            <text:p>Nicola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69]" office:value-type="float" office:value="18.5" calcext:value-type="float">
            <text:p>18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Louis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0]" office:value-type="float" office:value="10.3" calcext:value-type="float">
            <text:p>10,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ILLY</text:p>
          </table:table-cell>
          <table:table-cell office:value-type="string" calcext:value-type="string">
            <text:p>Gaeta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1]" office:value-type="float" office:value="12.9" calcext:value-type="float">
            <text:p>12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Jeremi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2]" office:value-type="float" office:value="18.3" calcext:value-type="float">
            <text:p>18,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TIERS</text:p>
          </table:table-cell>
          <table:table-cell office:value-type="string" calcext:value-type="string">
            <text:p>Theo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3]" office:value-type="float" office:value="17.2" calcext:value-type="float">
            <text:p>17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CRE</text:p>
          </table:table-cell>
          <table:table-cell office:value-type="string" calcext:value-type="string">
            <text:p>Pierr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4]" office:value-type="float" office:value="13.4" calcext:value-type="float">
            <text:p>13,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YMURA</text:p>
          </table:table-cell>
          <table:table-cell office:value-type="string" calcext:value-type="string">
            <text:p>Alexandr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5]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SART</text:p>
          </table:table-cell>
          <table:table-cell office:value-type="string" calcext:value-type="string">
            <text:p>Alexandre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6]" office:value-type="float" office:value="17.9" calcext:value-type="float">
            <text:p>17,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DEWOORDE</text:p>
          </table:table-cell>
          <table:table-cell office:value-type="string" calcext:value-type="string">
            <text:p>Aymeric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7]" office:value-type="float" office:value="16.5" calcext:value-type="float">
            <text:p>16,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112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CART</text:p>
          </table:table-cell>
          <table:table-cell office:value-type="string" calcext:value-type="string">
            <text:p>Melvin</text:p>
          </table:table-cell>
          <table:table-cell table:formula="of:=[.$B$1]" office:value-type="string" office:string-value="INFO" calcext:value-type="string">
            <text:p>INFO</text:p>
          </table:table-cell>
          <table:table-cell table:formula="of:=[.$B$2]" office:value-type="string" office:string-value="INFO2" calcext:value-type="string">
            <text:p>INFO2</text:p>
          </table:table-cell>
          <table:table-cell table:content-validation-name="val5" office:value-type="string" calcext:value-type="string">
            <text:p>PEL</text:p>
          </table:table-cell>
          <table:table-cell table:number-columns-repeated="2"/>
          <table:table-cell table:formula="of:=[APA.F78]" office:value-type="float" office:value="17.5" calcext:value-type="float">
            <text:p>17,5</text:p>
          </table:table-cell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A" table:style-name="ta1">
        <table:table-column table:style-name="co1" table:number-columns-repeated="7" table:default-cell-style-name="ce7"/>
        <table:table-row table:style-name="ro1">
          <table:table-cell office:value-type="string" calcext:value-type="string">
            <text:p>Département</text:p>
          </table:table-cell>
          <table:table-cell table:style-name="ce8" table:content-validation-name="val1" office:value-type="string" calcext:value-type="string" table:number-columns-spanned="2" table:number-rows-spanned="1">
            <text:p>INFO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nnée</text:p>
          </table:table-cell>
          <table:table-cell table:style-name="ce8" table:content-validation-name="val2" office:value-type="string" calcext:value-type="string" table:number-columns-spanned="2" table:number-rows-spanned="1">
            <text:p>INFO1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Groupe</text:p>
          </table:table-cell>
          <table:table-cell table:style-name="ce8" table:content-validation-name="val3" office:value-type="string" calcext:value-type="string" table:number-columns-spanned="2" table:number-rows-spanned="1">
            <text:p>IPI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 début</text:p>
          </table:table-cell>
          <table:table-cell table:style-name="ce9" office:value-type="date" office:date-value="2016-09-01" calcext:value-type="date" table:number-columns-spanned="2" table:number-rows-spanned="1">
            <text:p>01/09/16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ate de fin </text:p>
          </table:table-cell>
          <table:table-cell table:style-name="ce9" office:value-type="date" office:date-value="2016-12-31" calcext:value-type="date" table:number-columns-spanned="2" table:number-rows-spanned="1">
            <text:p>31/12/16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emestre</text:p>
          </table:table-cell>
          <table:table-cell table:style-name="ce8" table:content-validation-name="val4" office:value-type="string" calcext:value-type="string" table:number-columns-spanned="2" table:number-rows-spanned="1">
            <text:p>S3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ode</text:p>
          </table:table-cell>
          <table:table-cell table:style-name="ce8" office:value-type="string" calcext:value-type="string" table:number-columns-spanned="2" table:number-rows-spanned="1">
            <text:p>M3103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titulé</text:p>
          </table:table-cell>
          <table:table-cell table:style-name="ce8" office:value-type="string" calcext:value-type="string" table:number-columns-spanned="2" table:number-rows-spanned="1">
            <text:p>Algorithmique Avancé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atiere</text:p>
          </table:table-cell>
          <table:table-cell table:style-name="ce10" office:value-type="string" calcext:value-type="string" table:number-columns-spanned="2" table:number-rows-spanned="1">
            <text:p>APA</text:p>
          </table:table-cell>
          <table:covered-table-cell table:style-name="ce11"/>
          <table:table-cell table:style-name="Default" table:number-columns-repeated="4"/>
        </table:table-row>
        <table:table-row table:style-name="ro1">
          <table:table-cell office:value-type="string" calcext:value-type="string">
            <text:p>Coefficient</text:p>
          </table:table-cell>
          <table:table-cell table:style-name="ce8" office:value-type="string" calcext:value-type="string" table:number-columns-spanned="2" table:number-rows-spanned="1">
            <text:p>1.5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Responsable</text:p>
          </table:table-cell>
          <table:table-cell table:style-name="ce8" office:value-type="string" calcext:value-type="string" table:number-columns-spanned="2" table:number-rows-spanned="1">
            <text:p>Cédric Piette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style-name="ce8" table:formula="of:=AVERAGE([.F18:.F78])" office:value-type="float" office:value="12.4393442622951" calcext:value-type="float" table:number-columns-spanned="2" table:number-rows-spanned="1">
            <text:p>12,4393442623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ote Max</text:p>
          </table:table-cell>
          <table:table-cell table:style-name="ce8" table:formula="of:=MAX([.F18:.F78])" office:value-type="float" office:value="19.9" calcext:value-type="float" table:number-columns-spanned="2" table:number-rows-spanned="1">
            <text:p>19,9</text:p>
          </table:table-cell>
          <table:covered-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ote Min</text:p>
          </table:table-cell>
          <table:table-cell table:style-name="ce8" table:formula="of:=MIN([.F18:.F78])" office:value-type="float" office:value="5.3" calcext:value-type="float" table:number-columns-spanned="2" table:number-rows-spanned="1">
            <text:p>5,3</text:p>
          </table:table-cell>
          <table:covered-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formula="of:=[Globale.A9]" office:value-type="string" office:string-value="Numéro" calcext:value-type="string">
            <text:p>Numéro</text:p>
          </table:table-cell>
          <table:table-cell table:formula="of:=[Globale.B9]" office:value-type="string" office:string-value="Sexe" calcext:value-type="string">
            <text:p>Sexe</text:p>
          </table:table-cell>
          <table:table-cell table:formula="of:=[Globale.C9]" office:value-type="string" office:string-value="Nom" calcext:value-type="string">
            <text:p>Nom</text:p>
          </table:table-cell>
          <table:table-cell table:formula="of:=[Globale.D9]" office:value-type="string" office:string-value="Prénom" calcext:value-type="string">
            <text:p>Prénom</text:p>
          </table:table-cell>
          <table:table-cell table:formula="of:=[Globale.G9]" office:value-type="string" office:string-value="Groupe " calcext:value-type="string">
            <text:p>Groupe 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lassement</text:p>
          </table:table-cell>
        </table:table-row>
        <table:table-row table:style-name="ro1">
          <table:table-cell table:formula="of:=[Globale.A10]" office:value-type="string" office:string-value="M11191" calcext:value-type="string">
            <text:p>M11191</text:p>
          </table:table-cell>
          <table:table-cell table:formula="of:=[Globale.B10]" office:value-type="string" office:string-value="M" calcext:value-type="string">
            <text:p>M</text:p>
          </table:table-cell>
          <table:table-cell table:formula="of:=[Globale.C10]" office:value-type="string" office:string-value="BIGARD" calcext:value-type="string">
            <text:p>BIGARD</text:p>
          </table:table-cell>
          <table:table-cell table:formula="of:=[Globale.D10]" office:value-type="string" office:string-value="Samuel" calcext:value-type="string">
            <text:p>Samuel</text:p>
          </table:table-cell>
          <table:table-cell table:formula="of:=[Globale.G10]" office:value-type="string" office:string-value="IPI 2" calcext:value-type="string">
            <text:p>IPI 2</text:p>
          </table:table-cell>
          <table:table-cell table:formula="of:=RANDBETWEEN(50;200)/10" office:value-type="float" office:value="10.2" calcext:value-type="float">
            <text:p>10,2</text:p>
          </table:table-cell>
          <table:table-cell table:formula="of:=RANK([.F18];[.$F$18:.$F$78])" office:value-type="float" office:value="40" calcext:value-type="float">
            <text:p>40</text:p>
          </table:table-cell>
        </table:table-row>
        <table:table-row table:style-name="ro1">
          <table:table-cell table:formula="of:=[Globale.A11]" office:value-type="string" office:string-value="M11192" calcext:value-type="string">
            <text:p>M11192</text:p>
          </table:table-cell>
          <table:table-cell table:formula="of:=[Globale.B11]" office:value-type="string" office:string-value="M" calcext:value-type="string">
            <text:p>M</text:p>
          </table:table-cell>
          <table:table-cell table:formula="of:=[Globale.C11]" office:value-type="string" office:string-value="BONTE" calcext:value-type="string">
            <text:p>BONTE</text:p>
          </table:table-cell>
          <table:table-cell table:formula="of:=[Globale.D11]" office:value-type="string" office:string-value="Nicolas" calcext:value-type="string">
            <text:p>Nicolas</text:p>
          </table:table-cell>
          <table:table-cell table:formula="of:=[Globale.G11]" office:value-type="string" office:string-value="IPI 2" calcext:value-type="string">
            <text:p>IPI 2</text:p>
          </table:table-cell>
          <table:table-cell table:formula="of:=RANDBETWEEN(50;200)/10" office:value-type="float" office:value="18.6" calcext:value-type="float">
            <text:p>18,6</text:p>
          </table:table-cell>
          <table:table-cell table:formula="of:=RANK([.F19];[.$F$18:.$F$78])" office:value-type="float" office:value="6" calcext:value-type="float">
            <text:p>6</text:p>
          </table:table-cell>
        </table:table-row>
        <table:table-row table:style-name="ro1">
          <table:table-cell table:formula="of:=[Globale.A12]" office:value-type="string" office:string-value="M11193" calcext:value-type="string">
            <text:p>M11193</text:p>
          </table:table-cell>
          <table:table-cell table:formula="of:=[Globale.B12]" office:value-type="string" office:string-value="M" calcext:value-type="string">
            <text:p>M</text:p>
          </table:table-cell>
          <table:table-cell table:formula="of:=[Globale.C12]" office:value-type="string" office:string-value="BOULNOIS" calcext:value-type="string">
            <text:p>BOULNOIS</text:p>
          </table:table-cell>
          <table:table-cell table:formula="of:=[Globale.D12]" office:value-type="string" office:string-value="Louis" calcext:value-type="string">
            <text:p>Louis</text:p>
          </table:table-cell>
          <table:table-cell table:formula="of:=[Globale.G12]" office:value-type="string" office:string-value="IPI 2" calcext:value-type="string">
            <text:p>IPI 2</text:p>
          </table:table-cell>
          <table:table-cell table:formula="of:=RANDBETWEEN(50;200)/10" office:value-type="float" office:value="12.5" calcext:value-type="float">
            <text:p>12,5</text:p>
          </table:table-cell>
          <table:table-cell table:formula="of:=RANK([.F20];[.$F$18:.$F$78])" office:value-type="float" office:value="32" calcext:value-type="float">
            <text:p>32</text:p>
          </table:table-cell>
        </table:table-row>
        <table:table-row table:style-name="ro1">
          <table:table-cell table:formula="of:=[Globale.A13]" office:value-type="string" office:string-value="M11194" calcext:value-type="string">
            <text:p>M11194</text:p>
          </table:table-cell>
          <table:table-cell table:formula="of:=[Globale.B13]" office:value-type="string" office:string-value="M" calcext:value-type="string">
            <text:p>M</text:p>
          </table:table-cell>
          <table:table-cell table:formula="of:=[Globale.C13]" office:value-type="string" office:string-value="CHATELET" calcext:value-type="string">
            <text:p>CHATELET</text:p>
          </table:table-cell>
          <table:table-cell table:formula="of:=[Globale.D13]" office:value-type="string" office:string-value="Hadrien" calcext:value-type="string">
            <text:p>Hadrien</text:p>
          </table:table-cell>
          <table:table-cell table:formula="of:=[Globale.G13]" office:value-type="string" office:string-value="IPI 2" calcext:value-type="string">
            <text:p>IPI 2</text:p>
          </table:table-cell>
          <table:table-cell table:formula="of:=RANDBETWEEN(50;200)/10" office:value-type="float" office:value="7.8" calcext:value-type="float">
            <text:p>7,8</text:p>
          </table:table-cell>
          <table:table-cell table:formula="of:=RANK([.F21];[.$F$18:.$F$78])" office:value-type="float" office:value="48" calcext:value-type="float">
            <text:p>48</text:p>
          </table:table-cell>
        </table:table-row>
        <table:table-row table:style-name="ro1">
          <table:table-cell table:formula="of:=[Globale.A14]" office:value-type="string" office:string-value="M11195" calcext:value-type="string">
            <text:p>M11195</text:p>
          </table:table-cell>
          <table:table-cell table:formula="of:=[Globale.B14]" office:value-type="string" office:string-value="M" calcext:value-type="string">
            <text:p>M</text:p>
          </table:table-cell>
          <table:table-cell table:formula="of:=[Globale.C14]" office:value-type="string" office:string-value="CLEROT" calcext:value-type="string">
            <text:p>CLEROT</text:p>
          </table:table-cell>
          <table:table-cell table:formula="of:=[Globale.D14]" office:value-type="string" office:string-value="Jérémy" calcext:value-type="string">
            <text:p>Jérémy</text:p>
          </table:table-cell>
          <table:table-cell table:formula="of:=[Globale.G14]" office:value-type="string" office:string-value="IPI 2" calcext:value-type="string">
            <text:p>IPI 2</text:p>
          </table:table-cell>
          <table:table-cell table:formula="of:=RANDBETWEEN(50;200)/10" office:value-type="float" office:value="19.6" calcext:value-type="float">
            <text:p>19,6</text:p>
          </table:table-cell>
          <table:table-cell table:formula="of:=RANK([.F22];[.$F$18:.$F$78])" office:value-type="float" office:value="3" calcext:value-type="float">
            <text:p>3</text:p>
          </table:table-cell>
        </table:table-row>
        <table:table-row table:style-name="ro1">
          <table:table-cell table:formula="of:=[Globale.A15]" office:value-type="string" office:string-value="M11196" calcext:value-type="string">
            <text:p>M11196</text:p>
          </table:table-cell>
          <table:table-cell table:formula="of:=[Globale.B15]" office:value-type="string" office:string-value="M" calcext:value-type="string">
            <text:p>M</text:p>
          </table:table-cell>
          <table:table-cell table:formula="of:=[Globale.C15]" office:value-type="string" office:string-value="CORNU" calcext:value-type="string">
            <text:p>CORNU</text:p>
          </table:table-cell>
          <table:table-cell table:formula="of:=[Globale.D15]" office:value-type="string" office:string-value="Bastien" calcext:value-type="string">
            <text:p>Bastien</text:p>
          </table:table-cell>
          <table:table-cell table:formula="of:=[Globale.G15]" office:value-type="string" office:string-value="IPI 2" calcext:value-type="string">
            <text:p>IPI 2</text:p>
          </table:table-cell>
          <table:table-cell table:formula="of:=RANDBETWEEN(50;200)/10" office:value-type="float" office:value="9.2" calcext:value-type="float">
            <text:p>9,2</text:p>
          </table:table-cell>
          <table:table-cell table:formula="of:=RANK([.F23];[.$F$18:.$F$78])" office:value-type="float" office:value="44" calcext:value-type="float">
            <text:p>44</text:p>
          </table:table-cell>
        </table:table-row>
        <table:table-row table:style-name="ro1">
          <table:table-cell table:formula="of:=[Globale.A16]" office:value-type="string" office:string-value="M11197" calcext:value-type="string">
            <text:p>M11197</text:p>
          </table:table-cell>
          <table:table-cell table:formula="of:=[Globale.B16]" office:value-type="string" office:string-value="M" calcext:value-type="string">
            <text:p>M</text:p>
          </table:table-cell>
          <table:table-cell table:formula="of:=[Globale.C16]" office:value-type="string" office:string-value="DUMETZ" calcext:value-type="string">
            <text:p>DUMETZ</text:p>
          </table:table-cell>
          <table:table-cell table:formula="of:=[Globale.D16]" office:value-type="string" office:string-value="Joffrey" calcext:value-type="string">
            <text:p>Joffrey</text:p>
          </table:table-cell>
          <table:table-cell table:formula="of:=[Globale.G16]" office:value-type="string" office:string-value="IPI 2" calcext:value-type="string">
            <text:p>IPI 2</text:p>
          </table:table-cell>
          <table:table-cell table:formula="of:=RANDBETWEEN(50;200)/10" office:value-type="float" office:value="16.6" calcext:value-type="float">
            <text:p>16,6</text:p>
          </table:table-cell>
          <table:table-cell table:formula="of:=RANK([.F24];[.$F$18:.$F$78])" office:value-type="float" office:value="14" calcext:value-type="float">
            <text:p>14</text:p>
          </table:table-cell>
        </table:table-row>
        <table:table-row table:style-name="ro1">
          <table:table-cell table:formula="of:=[Globale.A17]" office:value-type="string" office:string-value="M11198" calcext:value-type="string">
            <text:p>M11198</text:p>
          </table:table-cell>
          <table:table-cell table:formula="of:=[Globale.B17]" office:value-type="string" office:string-value="M" calcext:value-type="string">
            <text:p>M</text:p>
          </table:table-cell>
          <table:table-cell table:formula="of:=[Globale.C17]" office:value-type="string" office:string-value="FEVRIER" calcext:value-type="string">
            <text:p>FEVRIER</text:p>
          </table:table-cell>
          <table:table-cell table:formula="of:=[Globale.D17]" office:value-type="string" office:string-value="Tennessee" calcext:value-type="string">
            <text:p>Tennessee</text:p>
          </table:table-cell>
          <table:table-cell table:formula="of:=[Globale.G17]" office:value-type="string" office:string-value="IPI 2" calcext:value-type="string">
            <text:p>IPI 2</text:p>
          </table:table-cell>
          <table:table-cell table:formula="of:=RANDBETWEEN(50;200)/10" office:value-type="float" office:value="14.9" calcext:value-type="float">
            <text:p>14,9</text:p>
          </table:table-cell>
          <table:table-cell table:formula="of:=RANK([.F25];[.$F$18:.$F$78])" office:value-type="float" office:value="21" calcext:value-type="float">
            <text:p>21</text:p>
          </table:table-cell>
        </table:table-row>
        <table:table-row table:style-name="ro1">
          <table:table-cell table:formula="of:=[Globale.A18]" office:value-type="string" office:string-value="M11199" calcext:value-type="string">
            <text:p>M11199</text:p>
          </table:table-cell>
          <table:table-cell table:formula="of:=[Globale.B18]" office:value-type="string" office:string-value="Mlle" calcext:value-type="string">
            <text:p>Mlle</text:p>
          </table:table-cell>
          <table:table-cell table:formula="of:=[Globale.C18]" office:value-type="string" office:string-value="FROISSART" calcext:value-type="string">
            <text:p>FROISSART</text:p>
          </table:table-cell>
          <table:table-cell table:formula="of:=[Globale.D18]" office:value-type="string" office:string-value="Marie" calcext:value-type="string">
            <text:p>Marie</text:p>
          </table:table-cell>
          <table:table-cell table:formula="of:=[Globale.G18]" office:value-type="string" office:string-value="IPI 2" calcext:value-type="string">
            <text:p>IPI 2</text:p>
          </table:table-cell>
          <table:table-cell table:formula="of:=RANDBETWEEN(50;200)/10" office:value-type="float" office:value="6.6" calcext:value-type="float">
            <text:p>6,6</text:p>
          </table:table-cell>
          <table:table-cell table:formula="of:=RANK([.F26];[.$F$18:.$F$78])" office:value-type="float" office:value="51" calcext:value-type="float">
            <text:p>51</text:p>
          </table:table-cell>
        </table:table-row>
        <table:table-row table:style-name="ro1">
          <table:table-cell table:formula="of:=[Globale.A19]" office:value-type="string" office:string-value="M11200" calcext:value-type="string">
            <text:p>M11200</text:p>
          </table:table-cell>
          <table:table-cell table:formula="of:=[Globale.B19]" office:value-type="string" office:string-value="M" calcext:value-type="string">
            <text:p>M</text:p>
          </table:table-cell>
          <table:table-cell table:formula="of:=[Globale.C19]" office:value-type="string" office:string-value="GEERAERT" calcext:value-type="string">
            <text:p>GEERAERT</text:p>
          </table:table-cell>
          <table:table-cell table:formula="of:=[Globale.D19]" office:value-type="string" office:string-value="Quentin" calcext:value-type="string">
            <text:p>Quentin</text:p>
          </table:table-cell>
          <table:table-cell table:formula="of:=[Globale.G19]" office:value-type="string" office:string-value="IPI 2" calcext:value-type="string">
            <text:p>IPI 2</text:p>
          </table:table-cell>
          <table:table-cell table:formula="of:=RANDBETWEEN(50;200)/10" office:value-type="float" office:value="18" calcext:value-type="float">
            <text:p>18</text:p>
          </table:table-cell>
          <table:table-cell table:formula="of:=RANK([.F27];[.$F$18:.$F$78])" office:value-type="float" office:value="9" calcext:value-type="float">
            <text:p>9</text:p>
          </table:table-cell>
        </table:table-row>
        <table:table-row table:style-name="ro1">
          <table:table-cell table:formula="of:=[Globale.A20]" office:value-type="string" office:string-value="M11201" calcext:value-type="string">
            <text:p>M11201</text:p>
          </table:table-cell>
          <table:table-cell table:formula="of:=[Globale.B20]" office:value-type="string" office:string-value="Mlle" calcext:value-type="string">
            <text:p>Mlle</text:p>
          </table:table-cell>
          <table:table-cell table:formula="of:=[Globale.C20]" office:value-type="string" office:string-value="LE FOLL" calcext:value-type="string">
            <text:p>LE FOLL</text:p>
          </table:table-cell>
          <table:table-cell table:formula="of:=[Globale.D20]" office:value-type="string" office:string-value="Coralie" calcext:value-type="string">
            <text:p>Coralie</text:p>
          </table:table-cell>
          <table:table-cell table:formula="of:=[Globale.G20]" office:value-type="string" office:string-value="IPI 2" calcext:value-type="string">
            <text:p>IPI 2</text:p>
          </table:table-cell>
          <table:table-cell table:formula="of:=RANDBETWEEN(50;200)/10" office:value-type="float" office:value="10.4" calcext:value-type="float">
            <text:p>10,4</text:p>
          </table:table-cell>
          <table:table-cell table:formula="of:=RANK([.F28];[.$F$18:.$F$78])" office:value-type="float" office:value="38" calcext:value-type="float">
            <text:p>38</text:p>
          </table:table-cell>
        </table:table-row>
        <table:table-row table:style-name="ro1">
          <table:table-cell table:formula="of:=[Globale.A21]" office:value-type="string" office:string-value="M11202" calcext:value-type="string">
            <text:p>M11202</text:p>
          </table:table-cell>
          <table:table-cell table:formula="of:=[Globale.B21]" office:value-type="string" office:string-value="M" calcext:value-type="string">
            <text:p>M</text:p>
          </table:table-cell>
          <table:table-cell table:formula="of:=[Globale.C21]" office:value-type="string" office:string-value="LEFAIT" calcext:value-type="string">
            <text:p>LEFAIT</text:p>
          </table:table-cell>
          <table:table-cell table:formula="of:=[Globale.D21]" office:value-type="string" office:string-value="Romain" calcext:value-type="string">
            <text:p>Romain</text:p>
          </table:table-cell>
          <table:table-cell table:formula="of:=[Globale.G21]" office:value-type="string" office:string-value="IPI 2" calcext:value-type="string">
            <text:p>IPI 2</text:p>
          </table:table-cell>
          <table:table-cell table:formula="of:=RANDBETWEEN(50;200)/10" office:value-type="float" office:value="8.4" calcext:value-type="float">
            <text:p>8,4</text:p>
          </table:table-cell>
          <table:table-cell table:formula="of:=RANK([.F29];[.$F$18:.$F$78])" office:value-type="float" office:value="46" calcext:value-type="float">
            <text:p>46</text:p>
          </table:table-cell>
        </table:table-row>
        <table:table-row table:style-name="ro1">
          <table:table-cell table:formula="of:=[Globale.A22]" office:value-type="string" office:string-value="M11203" calcext:value-type="string">
            <text:p>M11203</text:p>
          </table:table-cell>
          <table:table-cell table:formula="of:=[Globale.B22]" office:value-type="string" office:string-value="M" calcext:value-type="string">
            <text:p>M</text:p>
          </table:table-cell>
          <table:table-cell table:formula="of:=[Globale.C22]" office:value-type="string" office:string-value="LEGRU" calcext:value-type="string">
            <text:p>LEGRU</text:p>
          </table:table-cell>
          <table:table-cell table:formula="of:=[Globale.D22]" office:value-type="string" office:string-value="Florent" calcext:value-type="string">
            <text:p>Florent</text:p>
          </table:table-cell>
          <table:table-cell table:formula="of:=[Globale.G22]" office:value-type="string" office:string-value="IPI 2" calcext:value-type="string">
            <text:p>IPI 2</text:p>
          </table:table-cell>
          <table:table-cell table:formula="of:=RANDBETWEEN(50;200)/10" office:value-type="float" office:value="9.2" calcext:value-type="float">
            <text:p>9,2</text:p>
          </table:table-cell>
          <table:table-cell table:formula="of:=RANK([.F30];[.$F$18:.$F$78])" office:value-type="float" office:value="44" calcext:value-type="float">
            <text:p>44</text:p>
          </table:table-cell>
        </table:table-row>
        <table:table-row table:style-name="ro1">
          <table:table-cell table:formula="of:=[Globale.A23]" office:value-type="string" office:string-value="M11204" calcext:value-type="string">
            <text:p>M11204</text:p>
          </table:table-cell>
          <table:table-cell table:formula="of:=[Globale.B23]" office:value-type="string" office:string-value="M" calcext:value-type="string">
            <text:p>M</text:p>
          </table:table-cell>
          <table:table-cell table:formula="of:=[Globale.C23]" office:value-type="string" office:string-value="LEMAITRE" calcext:value-type="string">
            <text:p>LEMAITRE</text:p>
          </table:table-cell>
          <table:table-cell table:formula="of:=[Globale.D23]" office:value-type="string" office:string-value="Valentin" calcext:value-type="string">
            <text:p>Valentin</text:p>
          </table:table-cell>
          <table:table-cell table:formula="of:=[Globale.G23]" office:value-type="string" office:string-value="IPI 2" calcext:value-type="string">
            <text:p>IPI 2</text:p>
          </table:table-cell>
          <table:table-cell table:formula="of:=RANDBETWEEN(50;200)/10" office:value-type="float" office:value="12.5" calcext:value-type="float">
            <text:p>12,5</text:p>
          </table:table-cell>
          <table:table-cell table:formula="of:=RANK([.F31];[.$F$18:.$F$78])" office:value-type="float" office:value="32" calcext:value-type="float">
            <text:p>32</text:p>
          </table:table-cell>
        </table:table-row>
        <table:table-row table:style-name="ro1">
          <table:table-cell table:formula="of:=[Globale.A24]" office:value-type="string" office:string-value="M11205" calcext:value-type="string">
            <text:p>M11205</text:p>
          </table:table-cell>
          <table:table-cell table:formula="of:=[Globale.B24]" office:value-type="string" office:string-value="M" calcext:value-type="string">
            <text:p>M</text:p>
          </table:table-cell>
          <table:table-cell table:formula="of:=[Globale.C24]" office:value-type="string" office:string-value="LESAFFRE" calcext:value-type="string">
            <text:p>LESAFFRE</text:p>
          </table:table-cell>
          <table:table-cell table:formula="of:=[Globale.D24]" office:value-type="string" office:string-value="Romain" calcext:value-type="string">
            <text:p>Romain</text:p>
          </table:table-cell>
          <table:table-cell table:formula="of:=[Globale.G24]" office:value-type="string" office:string-value="IPI 2" calcext:value-type="string">
            <text:p>IPI 2</text:p>
          </table:table-cell>
          <table:table-cell table:formula="of:=RANDBETWEEN(50;200)/10" office:value-type="float" office:value="7.8" calcext:value-type="float">
            <text:p>7,8</text:p>
          </table:table-cell>
          <table:table-cell table:formula="of:=RANK([.F32];[.$F$18:.$F$78])" office:value-type="float" office:value="48" calcext:value-type="float">
            <text:p>48</text:p>
          </table:table-cell>
        </table:table-row>
        <table:table-row table:style-name="ro1">
          <table:table-cell table:formula="of:=[Globale.A25]" office:value-type="string" office:string-value="M11206" calcext:value-type="string">
            <text:p>M11206</text:p>
          </table:table-cell>
          <table:table-cell table:formula="of:=[Globale.B25]" office:value-type="string" office:string-value="M" calcext:value-type="string">
            <text:p>M</text:p>
          </table:table-cell>
          <table:table-cell table:formula="of:=[Globale.C25]" office:value-type="string" office:string-value="LOOPE" calcext:value-type="string">
            <text:p>LOOPE</text:p>
          </table:table-cell>
          <table:table-cell table:formula="of:=[Globale.D25]" office:value-type="string" office:string-value="Giovanni" calcext:value-type="string">
            <text:p>Giovanni</text:p>
          </table:table-cell>
          <table:table-cell table:formula="of:=[Globale.G25]" office:value-type="string" office:string-value="IPI 2" calcext:value-type="string">
            <text:p>IPI 2</text:p>
          </table:table-cell>
          <table:table-cell table:formula="of:=RANDBETWEEN(50;200)/10" office:value-type="float" office:value="5.9" calcext:value-type="float">
            <text:p>5,9</text:p>
          </table:table-cell>
          <table:table-cell table:formula="of:=RANK([.F33];[.$F$18:.$F$78])" office:value-type="float" office:value="54" calcext:value-type="float">
            <text:p>54</text:p>
          </table:table-cell>
        </table:table-row>
        <table:table-row table:style-name="ro1">
          <table:table-cell table:formula="of:=[Globale.A26]" office:value-type="string" office:string-value="M11207" calcext:value-type="string">
            <text:p>M11207</text:p>
          </table:table-cell>
          <table:table-cell table:formula="of:=[Globale.B26]" office:value-type="string" office:string-value="M" calcext:value-type="string">
            <text:p>M</text:p>
          </table:table-cell>
          <table:table-cell table:formula="of:=[Globale.C26]" office:value-type="string" office:string-value="MERLIN" calcext:value-type="string">
            <text:p>MERLIN</text:p>
          </table:table-cell>
          <table:table-cell table:formula="of:=[Globale.D26]" office:value-type="string" office:string-value="Anthony" calcext:value-type="string">
            <text:p>Anthony</text:p>
          </table:table-cell>
          <table:table-cell table:formula="of:=[Globale.G26]" office:value-type="string" office:string-value="IPI 2" calcext:value-type="string">
            <text:p>IPI 2</text:p>
          </table:table-cell>
          <table:table-cell table:formula="of:=RANDBETWEEN(50;200)/10" office:value-type="float" office:value="10" calcext:value-type="float">
            <text:p>10</text:p>
          </table:table-cell>
          <table:table-cell table:formula="of:=RANK([.F34];[.$F$18:.$F$78])" office:value-type="float" office:value="41" calcext:value-type="float">
            <text:p>41</text:p>
          </table:table-cell>
        </table:table-row>
        <table:table-row table:style-name="ro1">
          <table:table-cell table:formula="of:=[Globale.A27]" office:value-type="string" office:string-value="M11208" calcext:value-type="string">
            <text:p>M11208</text:p>
          </table:table-cell>
          <table:table-cell table:formula="of:=[Globale.B27]" office:value-type="string" office:string-value="M" calcext:value-type="string">
            <text:p>M</text:p>
          </table:table-cell>
          <table:table-cell table:formula="of:=[Globale.C27]" office:value-type="string" office:string-value="SURET" calcext:value-type="string">
            <text:p>SURET</text:p>
          </table:table-cell>
          <table:table-cell table:formula="of:=[Globale.D27]" office:value-type="string" office:string-value="Kévin" calcext:value-type="string">
            <text:p>Kévin</text:p>
          </table:table-cell>
          <table:table-cell table:formula="of:=[Globale.G27]" office:value-type="string" office:string-value="IPI 2" calcext:value-type="string">
            <text:p>IPI 2</text:p>
          </table:table-cell>
          <table:table-cell table:formula="of:=RANDBETWEEN(50;200)/10" office:value-type="float" office:value="5.9" calcext:value-type="float">
            <text:p>5,9</text:p>
          </table:table-cell>
          <table:table-cell table:formula="of:=RANK([.F35];[.$F$18:.$F$78])" office:value-type="float" office:value="54" calcext:value-type="float">
            <text:p>54</text:p>
          </table:table-cell>
        </table:table-row>
        <table:table-row table:style-name="ro1">
          <table:table-cell table:formula="of:=[Globale.A28]" office:value-type="string" office:string-value="M11209" calcext:value-type="string">
            <text:p>M11209</text:p>
          </table:table-cell>
          <table:table-cell table:formula="of:=[Globale.B28]" office:value-type="string" office:string-value="M" calcext:value-type="string">
            <text:p>M</text:p>
          </table:table-cell>
          <table:table-cell table:formula="of:=[Globale.C28]" office:value-type="string" office:string-value="SZKARADEK" calcext:value-type="string">
            <text:p>SZKARADEK</text:p>
          </table:table-cell>
          <table:table-cell table:formula="of:=[Globale.D28]" office:value-type="string" office:string-value="Thibaud" calcext:value-type="string">
            <text:p>Thibaud</text:p>
          </table:table-cell>
          <table:table-cell table:formula="of:=[Globale.G28]" office:value-type="string" office:string-value="IPI 2" calcext:value-type="string">
            <text:p>IPI 2</text:p>
          </table:table-cell>
          <table:table-cell table:formula="of:=RANDBETWEEN(50;200)/10" office:value-type="float" office:value="14.2" calcext:value-type="float">
            <text:p>14,2</text:p>
          </table:table-cell>
          <table:table-cell table:formula="of:=RANK([.F36];[.$F$18:.$F$78])" office:value-type="float" office:value="24" calcext:value-type="float">
            <text:p>24</text:p>
          </table:table-cell>
        </table:table-row>
        <table:table-row table:style-name="ro1">
          <table:table-cell table:formula="of:=[Globale.A29]" office:value-type="string" office:string-value="M11210" calcext:value-type="string">
            <text:p>M11210</text:p>
          </table:table-cell>
          <table:table-cell table:formula="of:=[Globale.B29]" office:value-type="string" office:string-value="M" calcext:value-type="string">
            <text:p>M</text:p>
          </table:table-cell>
          <table:table-cell table:formula="of:=[Globale.C29]" office:value-type="string" office:string-value="TANG" calcext:value-type="string">
            <text:p>TANG</text:p>
          </table:table-cell>
          <table:table-cell table:formula="of:=[Globale.D29]" office:value-type="string" office:string-value="Frédéric" calcext:value-type="string">
            <text:p>Frédéric</text:p>
          </table:table-cell>
          <table:table-cell table:formula="of:=[Globale.G29]" office:value-type="string" office:string-value="IPI 2" calcext:value-type="string">
            <text:p>IPI 2</text:p>
          </table:table-cell>
          <table:table-cell table:formula="of:=RANDBETWEEN(50;200)/10" office:value-type="float" office:value="13.6" calcext:value-type="float">
            <text:p>13,6</text:p>
          </table:table-cell>
          <table:table-cell table:formula="of:=RANK([.F37];[.$F$18:.$F$78])" office:value-type="float" office:value="26" calcext:value-type="float">
            <text:p>26</text:p>
          </table:table-cell>
        </table:table-row>
        <table:table-row table:style-name="ro1">
          <table:table-cell table:formula="of:=[Globale.A30]" office:value-type="string" office:string-value="M11211" calcext:value-type="string">
            <text:p>M11211</text:p>
          </table:table-cell>
          <table:table-cell table:formula="of:=[Globale.B30]" office:value-type="string" office:string-value="M" calcext:value-type="string">
            <text:p>M</text:p>
          </table:table-cell>
          <table:table-cell table:formula="of:=[Globale.C30]" office:value-type="string" office:string-value="THERAGE" calcext:value-type="string">
            <text:p>THERAGE</text:p>
          </table:table-cell>
          <table:table-cell table:formula="of:=[Globale.D30]" office:value-type="string" office:string-value="Lucas" calcext:value-type="string">
            <text:p>Lucas</text:p>
          </table:table-cell>
          <table:table-cell table:formula="of:=[Globale.G30]" office:value-type="string" office:string-value="IPI 2" calcext:value-type="string">
            <text:p>IPI 2</text:p>
          </table:table-cell>
          <table:table-cell table:formula="of:=RANDBETWEEN(50;200)/10" office:value-type="float" office:value="19.7" calcext:value-type="float">
            <text:p>19,7</text:p>
          </table:table-cell>
          <table:table-cell table:formula="of:=RANK([.F38];[.$F$18:.$F$78])" office:value-type="float" office:value="2" calcext:value-type="float">
            <text:p>2</text:p>
          </table:table-cell>
        </table:table-row>
        <table:table-row table:style-name="ro1">
          <table:table-cell table:formula="of:=[Globale.A31]" office:value-type="string" office:string-value="M11212" calcext:value-type="string">
            <text:p>M11212</text:p>
          </table:table-cell>
          <table:table-cell table:formula="of:=[Globale.B31]" office:value-type="string" office:string-value="M" calcext:value-type="string">
            <text:p>M</text:p>
          </table:table-cell>
          <table:table-cell table:formula="of:=[Globale.C31]" office:value-type="string" office:string-value="VANROY" calcext:value-type="string">
            <text:p>VANROY</text:p>
          </table:table-cell>
          <table:table-cell table:formula="of:=[Globale.D31]" office:value-type="string" office:string-value="Julien" calcext:value-type="string">
            <text:p>Julien</text:p>
          </table:table-cell>
          <table:table-cell table:formula="of:=[Globale.G31]" office:value-type="string" office:string-value="IPI 2" calcext:value-type="string">
            <text:p>IPI 2</text:p>
          </table:table-cell>
          <table:table-cell table:formula="of:=RANDBETWEEN(50;200)/10" office:value-type="float" office:value="5.3" calcext:value-type="float">
            <text:p>5,3</text:p>
          </table:table-cell>
          <table:table-cell table:formula="of:=RANK([.F39];[.$F$18:.$F$78])" office:value-type="float" office:value="61" calcext:value-type="float">
            <text:p>61</text:p>
          </table:table-cell>
        </table:table-row>
        <table:table-row table:style-name="ro1">
          <table:table-cell table:formula="of:=[Globale.A32]" office:value-type="string" office:string-value="M11213" calcext:value-type="string">
            <text:p>M11213</text:p>
          </table:table-cell>
          <table:table-cell table:formula="of:=[Globale.B32]" office:value-type="string" office:string-value="M" calcext:value-type="string">
            <text:p>M</text:p>
          </table:table-cell>
          <table:table-cell table:formula="of:=[Globale.C32]" office:value-type="string" office:string-value="VELLA" calcext:value-type="string">
            <text:p>VELLA</text:p>
          </table:table-cell>
          <table:table-cell table:formula="of:=[Globale.D32]" office:value-type="string" office:string-value="Emanuele" calcext:value-type="string">
            <text:p>Emanuele</text:p>
          </table:table-cell>
          <table:table-cell table:formula="of:=[Globale.G32]" office:value-type="string" office:string-value="IPI 2" calcext:value-type="string">
            <text:p>IPI 2</text:p>
          </table:table-cell>
          <table:table-cell table:formula="of:=RANDBETWEEN(50;200)/10" office:value-type="float" office:value="5.6" calcext:value-type="float">
            <text:p>5,6</text:p>
          </table:table-cell>
          <table:table-cell table:formula="of:=RANK([.F40];[.$F$18:.$F$78])" office:value-type="float" office:value="57" calcext:value-type="float">
            <text:p>57</text:p>
          </table:table-cell>
        </table:table-row>
        <table:table-row table:style-name="ro1">
          <table:table-cell table:formula="of:=[Globale.A33]" office:value-type="string" office:string-value="M11214" calcext:value-type="string">
            <text:p>M11214</text:p>
          </table:table-cell>
          <table:table-cell table:formula="of:=[Globale.B33]" office:value-type="string" office:string-value="M" calcext:value-type="string">
            <text:p>M</text:p>
          </table:table-cell>
          <table:table-cell table:formula="of:=[Globale.C33]" office:value-type="string" office:string-value="VERPOEST" calcext:value-type="string">
            <text:p>VERPOEST</text:p>
          </table:table-cell>
          <table:table-cell table:formula="of:=[Globale.D33]" office:value-type="string" office:string-value="Sylvain" calcext:value-type="string">
            <text:p>Sylvain</text:p>
          </table:table-cell>
          <table:table-cell table:formula="of:=[Globale.G33]" office:value-type="string" office:string-value="IPI 2" calcext:value-type="string">
            <text:p>IPI 2</text:p>
          </table:table-cell>
          <table:table-cell table:formula="of:=RANDBETWEEN(50;200)/10" office:value-type="float" office:value="19.9" calcext:value-type="float">
            <text:p>19,9</text:p>
          </table:table-cell>
          <table:table-cell table:formula="of:=RANK([.F41];[.$F$18:.$F$78])" office:value-type="float" office:value="1" calcext:value-type="float">
            <text:p>1</text:p>
          </table:table-cell>
        </table:table-row>
        <table:table-row table:style-name="ro1">
          <table:table-cell table:formula="of:=[Globale.A34]" office:value-type="string" office:string-value="M11215" calcext:value-type="string">
            <text:p>M11215</text:p>
          </table:table-cell>
          <table:table-cell table:formula="of:=[Globale.B34]" office:value-type="string" office:string-value="M" calcext:value-type="string">
            <text:p>M</text:p>
          </table:table-cell>
          <table:table-cell table:formula="of:=[Globale.C34]" office:value-type="string" office:string-value="BISSON" calcext:value-type="string">
            <text:p>BISSON</text:p>
          </table:table-cell>
          <table:table-cell table:formula="of:=[Globale.D34]" office:value-type="string" office:string-value="Julien" calcext:value-type="string">
            <text:p>Julien</text:p>
          </table:table-cell>
          <table:table-cell table:formula="of:=[Globale.G34]" office:value-type="string" office:string-value="IPI 1" calcext:value-type="string">
            <text:p>IPI 1</text:p>
          </table:table-cell>
          <table:table-cell table:formula="of:=RANDBETWEEN(50;200)/10" office:value-type="float" office:value="11.8" calcext:value-type="float">
            <text:p>11,8</text:p>
          </table:table-cell>
          <table:table-cell table:formula="of:=RANK([.F42];[.$F$18:.$F$78])" office:value-type="float" office:value="35" calcext:value-type="float">
            <text:p>35</text:p>
          </table:table-cell>
        </table:table-row>
        <table:table-row table:style-name="ro1">
          <table:table-cell table:formula="of:=[Globale.A35]" office:value-type="string" office:string-value="M11216" calcext:value-type="string">
            <text:p>M11216</text:p>
          </table:table-cell>
          <table:table-cell table:formula="of:=[Globale.B35]" office:value-type="string" office:string-value="M" calcext:value-type="string">
            <text:p>M</text:p>
          </table:table-cell>
          <table:table-cell table:formula="of:=[Globale.C35]" office:value-type="string" office:string-value="DACHY" calcext:value-type="string">
            <text:p>DACHY</text:p>
          </table:table-cell>
          <table:table-cell table:formula="of:=[Globale.D35]" office:value-type="string" office:string-value="Remy" calcext:value-type="string">
            <text:p>Remy</text:p>
          </table:table-cell>
          <table:table-cell table:formula="of:=[Globale.G35]" office:value-type="string" office:string-value="IPI 1" calcext:value-type="string">
            <text:p>IPI 1</text:p>
          </table:table-cell>
          <table:table-cell table:formula="of:=RANDBETWEEN(50;200)/10" office:value-type="float" office:value="5.5" calcext:value-type="float">
            <text:p>5,5</text:p>
          </table:table-cell>
          <table:table-cell table:formula="of:=RANK([.F43];[.$F$18:.$F$78])" office:value-type="float" office:value="60" calcext:value-type="float">
            <text:p>60</text:p>
          </table:table-cell>
        </table:table-row>
        <table:table-row table:style-name="ro1">
          <table:table-cell table:formula="of:=[Globale.A36]" office:value-type="string" office:string-value="M11217" calcext:value-type="string">
            <text:p>M11217</text:p>
          </table:table-cell>
          <table:table-cell table:formula="of:=[Globale.B36]" office:value-type="string" office:string-value="M" calcext:value-type="string">
            <text:p>M</text:p>
          </table:table-cell>
          <table:table-cell table:formula="of:=[Globale.C36]" office:value-type="string" office:string-value="DANGLETERRE" calcext:value-type="string">
            <text:p>DANGLETERRE</text:p>
          </table:table-cell>
          <table:table-cell table:formula="of:=[Globale.D36]" office:value-type="string" office:string-value="Thomas" calcext:value-type="string">
            <text:p>Thomas</text:p>
          </table:table-cell>
          <table:table-cell table:formula="of:=[Globale.G36]" office:value-type="string" office:string-value="IPI 1" calcext:value-type="string">
            <text:p>IPI 1</text:p>
          </table:table-cell>
          <table:table-cell table:formula="of:=RANDBETWEEN(50;200)/10" office:value-type="float" office:value="16.5" calcext:value-type="float">
            <text:p>16,5</text:p>
          </table:table-cell>
          <table:table-cell table:formula="of:=RANK([.F44];[.$F$18:.$F$78])" office:value-type="float" office:value="15" calcext:value-type="float">
            <text:p>15</text:p>
          </table:table-cell>
        </table:table-row>
        <table:table-row table:style-name="ro1">
          <table:table-cell table:formula="of:=[Globale.A37]" office:value-type="string" office:string-value="M11218" calcext:value-type="string">
            <text:p>M11218</text:p>
          </table:table-cell>
          <table:table-cell table:formula="of:=[Globale.B37]" office:value-type="string" office:string-value="M" calcext:value-type="string">
            <text:p>M</text:p>
          </table:table-cell>
          <table:table-cell table:formula="of:=[Globale.C37]" office:value-type="string" office:string-value="DEBACKER" calcext:value-type="string">
            <text:p>DEBACKER</text:p>
          </table:table-cell>
          <table:table-cell table:formula="of:=[Globale.D37]" office:value-type="string" office:string-value="Thomas" calcext:value-type="string">
            <text:p>Thomas</text:p>
          </table:table-cell>
          <table:table-cell table:formula="of:=[Globale.G37]" office:value-type="string" office:string-value="IPI 1" calcext:value-type="string">
            <text:p>IPI 1</text:p>
          </table:table-cell>
          <table:table-cell table:formula="of:=RANDBETWEEN(50;200)/10" office:value-type="float" office:value="5.6" calcext:value-type="float">
            <text:p>5,6</text:p>
          </table:table-cell>
          <table:table-cell table:formula="of:=RANK([.F45];[.$F$18:.$F$78])" office:value-type="float" office:value="57" calcext:value-type="float">
            <text:p>57</text:p>
          </table:table-cell>
        </table:table-row>
        <table:table-row table:style-name="ro1">
          <table:table-cell table:formula="of:=[Globale.A38]" office:value-type="string" office:string-value="M11219" calcext:value-type="string">
            <text:p>M11219</text:p>
          </table:table-cell>
          <table:table-cell table:formula="of:=[Globale.B38]" office:value-type="string" office:string-value="M" calcext:value-type="string">
            <text:p>M</text:p>
          </table:table-cell>
          <table:table-cell table:formula="of:=[Globale.C38]" office:value-type="string" office:string-value="DELBREUVE" calcext:value-type="string">
            <text:p>DELBREUVE</text:p>
          </table:table-cell>
          <table:table-cell table:formula="of:=[Globale.D38]" office:value-type="string" office:string-value="Benjamin" calcext:value-type="string">
            <text:p>Benjamin</text:p>
          </table:table-cell>
          <table:table-cell table:formula="of:=[Globale.G38]" office:value-type="string" office:string-value="IPI 1" calcext:value-type="string">
            <text:p>IPI 1</text:p>
          </table:table-cell>
          <table:table-cell table:formula="of:=RANDBETWEEN(50;200)/10" office:value-type="float" office:value="8.1" calcext:value-type="float">
            <text:p>8,1</text:p>
          </table:table-cell>
          <table:table-cell table:formula="of:=RANK([.F46];[.$F$18:.$F$78])" office:value-type="float" office:value="47" calcext:value-type="float">
            <text:p>47</text:p>
          </table:table-cell>
        </table:table-row>
        <table:table-row table:style-name="ro1">
          <table:table-cell table:formula="of:=[Globale.A39]" office:value-type="string" office:string-value="M11220" calcext:value-type="string">
            <text:p>M11220</text:p>
          </table:table-cell>
          <table:table-cell table:formula="of:=[Globale.B39]" office:value-type="string" office:string-value="M" calcext:value-type="string">
            <text:p>M</text:p>
          </table:table-cell>
          <table:table-cell table:formula="of:=[Globale.C39]" office:value-type="string" office:string-value="DUHAUT" calcext:value-type="string">
            <text:p>DUHAUT</text:p>
          </table:table-cell>
          <table:table-cell table:formula="of:=[Globale.D39]" office:value-type="string" office:string-value="Thomas" calcext:value-type="string">
            <text:p>Thomas</text:p>
          </table:table-cell>
          <table:table-cell table:formula="of:=[Globale.G39]" office:value-type="string" office:string-value="IPI 1" calcext:value-type="string">
            <text:p>IPI 1</text:p>
          </table:table-cell>
          <table:table-cell table:formula="of:=RANDBETWEEN(50;200)/10" office:value-type="float" office:value="7.7" calcext:value-type="float">
            <text:p>7,7</text:p>
          </table:table-cell>
          <table:table-cell table:formula="of:=RANK([.F47];[.$F$18:.$F$78])" office:value-type="float" office:value="50" calcext:value-type="float">
            <text:p>50</text:p>
          </table:table-cell>
        </table:table-row>
        <table:table-row table:style-name="ro1">
          <table:table-cell table:formula="of:=[Globale.A40]" office:value-type="string" office:string-value="M11221" calcext:value-type="string">
            <text:p>M11221</text:p>
          </table:table-cell>
          <table:table-cell table:formula="of:=[Globale.B40]" office:value-type="string" office:string-value="M" calcext:value-type="string">
            <text:p>M</text:p>
          </table:table-cell>
          <table:table-cell table:formula="of:=[Globale.C40]" office:value-type="string" office:string-value="FORGET" calcext:value-type="string">
            <text:p>FORGET</text:p>
          </table:table-cell>
          <table:table-cell table:formula="of:=[Globale.D40]" office:value-type="string" office:string-value="Kévin" calcext:value-type="string">
            <text:p>Kévin</text:p>
          </table:table-cell>
          <table:table-cell table:formula="of:=[Globale.G40]" office:value-type="string" office:string-value="IPI 1" calcext:value-type="string">
            <text:p>IPI 1</text:p>
          </table:table-cell>
          <table:table-cell table:formula="of:=RANDBETWEEN(50;200)/10" office:value-type="float" office:value="13.2" calcext:value-type="float">
            <text:p>13,2</text:p>
          </table:table-cell>
          <table:table-cell table:formula="of:=RANK([.F48];[.$F$18:.$F$78])" office:value-type="float" office:value="29" calcext:value-type="float">
            <text:p>29</text:p>
          </table:table-cell>
        </table:table-row>
        <table:table-row table:style-name="ro1">
          <table:table-cell table:formula="of:=[Globale.A41]" office:value-type="string" office:string-value="M11222" calcext:value-type="string">
            <text:p>M11222</text:p>
          </table:table-cell>
          <table:table-cell table:formula="of:=[Globale.B41]" office:value-type="string" office:string-value="M" calcext:value-type="string">
            <text:p>M</text:p>
          </table:table-cell>
          <table:table-cell table:formula="of:=[Globale.C41]" office:value-type="string" office:string-value="FRUY" calcext:value-type="string">
            <text:p>FRUY</text:p>
          </table:table-cell>
          <table:table-cell table:formula="of:=[Globale.D41]" office:value-type="string" office:string-value="Sébastien" calcext:value-type="string">
            <text:p>Sébastien</text:p>
          </table:table-cell>
          <table:table-cell table:formula="of:=[Globale.G41]" office:value-type="string" office:string-value="IPI 1" calcext:value-type="string">
            <text:p>IPI 1</text:p>
          </table:table-cell>
          <table:table-cell table:formula="of:=RANDBETWEEN(50;200)/10" office:value-type="float" office:value="13.3" calcext:value-type="float">
            <text:p>13,3</text:p>
          </table:table-cell>
          <table:table-cell table:formula="of:=RANK([.F49];[.$F$18:.$F$78])" office:value-type="float" office:value="28" calcext:value-type="float">
            <text:p>28</text:p>
          </table:table-cell>
        </table:table-row>
        <table:table-row table:style-name="ro1">
          <table:table-cell table:formula="of:=[Globale.A42]" office:value-type="string" office:string-value="M11223" calcext:value-type="string">
            <text:p>M11223</text:p>
          </table:table-cell>
          <table:table-cell table:formula="of:=[Globale.B42]" office:value-type="string" office:string-value="M" calcext:value-type="string">
            <text:p>M</text:p>
          </table:table-cell>
          <table:table-cell table:formula="of:=[Globale.C42]" office:value-type="string" office:string-value="GREMBER" calcext:value-type="string">
            <text:p>GREMBER</text:p>
          </table:table-cell>
          <table:table-cell table:formula="of:=[Globale.D42]" office:value-type="string" office:string-value="Nicolas" calcext:value-type="string">
            <text:p>Nicolas</text:p>
          </table:table-cell>
          <table:table-cell table:formula="of:=[Globale.G42]" office:value-type="string" office:string-value="IPI 1" calcext:value-type="string">
            <text:p>IPI 1</text:p>
          </table:table-cell>
          <table:table-cell table:formula="of:=RANDBETWEEN(50;200)/10" office:value-type="float" office:value="6.2" calcext:value-type="float">
            <text:p>6,2</text:p>
          </table:table-cell>
          <table:table-cell table:formula="of:=RANK([.F50];[.$F$18:.$F$78])" office:value-type="float" office:value="52" calcext:value-type="float">
            <text:p>52</text:p>
          </table:table-cell>
        </table:table-row>
        <table:table-row table:style-name="ro1">
          <table:table-cell table:formula="of:=[Globale.A43]" office:value-type="string" office:string-value="M11224" calcext:value-type="string">
            <text:p>M11224</text:p>
          </table:table-cell>
          <table:table-cell table:formula="of:=[Globale.B43]" office:value-type="string" office:string-value="M" calcext:value-type="string">
            <text:p>M</text:p>
          </table:table-cell>
          <table:table-cell table:formula="of:=[Globale.C43]" office:value-type="string" office:string-value="HENNAUT" calcext:value-type="string">
            <text:p>HENNAUT</text:p>
          </table:table-cell>
          <table:table-cell table:formula="of:=[Globale.D43]" office:value-type="string" office:string-value="Thibaut" calcext:value-type="string">
            <text:p>Thibaut</text:p>
          </table:table-cell>
          <table:table-cell table:formula="of:=[Globale.G43]" office:value-type="string" office:string-value="IPI 1" calcext:value-type="string">
            <text:p>IPI 1</text:p>
          </table:table-cell>
          <table:table-cell table:formula="of:=RANDBETWEEN(50;200)/10" office:value-type="float" office:value="5.6" calcext:value-type="float">
            <text:p>5,6</text:p>
          </table:table-cell>
          <table:table-cell table:formula="of:=RANK([.F51];[.$F$18:.$F$78])" office:value-type="float" office:value="57" calcext:value-type="float">
            <text:p>57</text:p>
          </table:table-cell>
        </table:table-row>
        <table:table-row table:style-name="ro1">
          <table:table-cell table:formula="of:=[Globale.A44]" office:value-type="string" office:string-value="M11225" calcext:value-type="string">
            <text:p>M11225</text:p>
          </table:table-cell>
          <table:table-cell table:formula="of:=[Globale.B44]" office:value-type="string" office:string-value="M" calcext:value-type="string">
            <text:p>M</text:p>
          </table:table-cell>
          <table:table-cell table:formula="of:=[Globale.C44]" office:value-type="string" office:string-value="KRAWCZYK" calcext:value-type="string">
            <text:p>KRAWCZYK</text:p>
          </table:table-cell>
          <table:table-cell table:formula="of:=[Globale.D44]" office:value-type="string" office:string-value="HUGO" calcext:value-type="string">
            <text:p>HUGO</text:p>
          </table:table-cell>
          <table:table-cell table:formula="of:=[Globale.G44]" office:value-type="string" office:string-value="IPI 1" calcext:value-type="string">
            <text:p>IPI 1</text:p>
          </table:table-cell>
          <table:table-cell table:formula="of:=RANDBETWEEN(50;200)/10" office:value-type="float" office:value="16.1" calcext:value-type="float">
            <text:p>16,1</text:p>
          </table:table-cell>
          <table:table-cell table:formula="of:=RANK([.F52];[.$F$18:.$F$78])" office:value-type="float" office:value="17" calcext:value-type="float">
            <text:p>17</text:p>
          </table:table-cell>
        </table:table-row>
        <table:table-row table:style-name="ro1">
          <table:table-cell table:formula="of:=[Globale.A45]" office:value-type="string" office:string-value="M11226" calcext:value-type="string">
            <text:p>M11226</text:p>
          </table:table-cell>
          <table:table-cell table:formula="of:=[Globale.B45]" office:value-type="string" office:string-value="M" calcext:value-type="string">
            <text:p>M</text:p>
          </table:table-cell>
          <table:table-cell table:formula="of:=[Globale.C45]" office:value-type="string" office:string-value="KURZAWSKI" calcext:value-type="string">
            <text:p>KURZAWSKI</text:p>
          </table:table-cell>
          <table:table-cell table:formula="of:=[Globale.D45]" office:value-type="string" office:string-value="Pierre" calcext:value-type="string">
            <text:p>Pierre</text:p>
          </table:table-cell>
          <table:table-cell table:formula="of:=[Globale.G45]" office:value-type="string" office:string-value="IPI 1" calcext:value-type="string">
            <text:p>IPI 1</text:p>
          </table:table-cell>
          <table:table-cell table:formula="of:=RANDBETWEEN(50;200)/10" office:value-type="float" office:value="5.8" calcext:value-type="float">
            <text:p>5,8</text:p>
          </table:table-cell>
          <table:table-cell table:formula="of:=RANK([.F53];[.$F$18:.$F$78])" office:value-type="float" office:value="56" calcext:value-type="float">
            <text:p>56</text:p>
          </table:table-cell>
        </table:table-row>
        <table:table-row table:style-name="ro1">
          <table:table-cell table:formula="of:=[Globale.A46]" office:value-type="string" office:string-value="M11227" calcext:value-type="string">
            <text:p>M11227</text:p>
          </table:table-cell>
          <table:table-cell table:formula="of:=[Globale.B46]" office:value-type="string" office:string-value="M" calcext:value-type="string">
            <text:p>M</text:p>
          </table:table-cell>
          <table:table-cell table:formula="of:=[Globale.C46]" office:value-type="string" office:string-value="LAMBERSENS" calcext:value-type="string">
            <text:p>LAMBERSENS</text:p>
          </table:table-cell>
          <table:table-cell table:formula="of:=[Globale.D46]" office:value-type="string" office:string-value="Adrien" calcext:value-type="string">
            <text:p>Adrien</text:p>
          </table:table-cell>
          <table:table-cell table:formula="of:=[Globale.G46]" office:value-type="string" office:string-value="IPI 1" calcext:value-type="string">
            <text:p>IPI 1</text:p>
          </table:table-cell>
          <table:table-cell table:formula="of:=RANDBETWEEN(50;200)/10" office:value-type="float" office:value="9.9" calcext:value-type="float">
            <text:p>9,9</text:p>
          </table:table-cell>
          <table:table-cell table:formula="of:=RANK([.F54];[.$F$18:.$F$78])" office:value-type="float" office:value="43" calcext:value-type="float">
            <text:p>43</text:p>
          </table:table-cell>
        </table:table-row>
        <table:table-row table:style-name="ro1">
          <table:table-cell table:formula="of:=[Globale.A47]" office:value-type="string" office:string-value="M11228" calcext:value-type="string">
            <text:p>M11228</text:p>
          </table:table-cell>
          <table:table-cell table:formula="of:=[Globale.B47]" office:value-type="string" office:string-value="M" calcext:value-type="string">
            <text:p>M</text:p>
          </table:table-cell>
          <table:table-cell table:formula="of:=[Globale.C47]" office:value-type="string" office:string-value="LECHA" calcext:value-type="string">
            <text:p>LECHA</text:p>
          </table:table-cell>
          <table:table-cell table:formula="of:=[Globale.D47]" office:value-type="string" office:string-value="Benjamin" calcext:value-type="string">
            <text:p>Benjamin</text:p>
          </table:table-cell>
          <table:table-cell table:formula="of:=[Globale.G47]" office:value-type="string" office:string-value="IPI 1" calcext:value-type="string">
            <text:p>IPI 1</text:p>
          </table:table-cell>
          <table:table-cell table:formula="of:=RANDBETWEEN(50;200)/10" office:value-type="float" office:value="12.6" calcext:value-type="float">
            <text:p>12,6</text:p>
          </table:table-cell>
          <table:table-cell table:formula="of:=RANK([.F55];[.$F$18:.$F$78])" office:value-type="float" office:value="31" calcext:value-type="float">
            <text:p>31</text:p>
          </table:table-cell>
        </table:table-row>
        <table:table-row table:style-name="ro1">
          <table:table-cell table:formula="of:=[Globale.A48]" office:value-type="string" office:string-value="M11229" calcext:value-type="string">
            <text:p>M11229</text:p>
          </table:table-cell>
          <table:table-cell table:formula="of:=[Globale.B48]" office:value-type="string" office:string-value="M" calcext:value-type="string">
            <text:p>M</text:p>
          </table:table-cell>
          <table:table-cell table:formula="of:=[Globale.C48]" office:value-type="string" office:string-value="LETERTRE" calcext:value-type="string">
            <text:p>LETERTRE</text:p>
          </table:table-cell>
          <table:table-cell table:formula="of:=[Globale.D48]" office:value-type="string" office:string-value="Florian" calcext:value-type="string">
            <text:p>Florian</text:p>
          </table:table-cell>
          <table:table-cell table:formula="of:=[Globale.G48]" office:value-type="string" office:string-value="IPI 1" calcext:value-type="string">
            <text:p>IPI 1</text:p>
          </table:table-cell>
          <table:table-cell table:formula="of:=RANDBETWEEN(50;200)/10" office:value-type="float" office:value="15.7" calcext:value-type="float">
            <text:p>15,7</text:p>
          </table:table-cell>
          <table:table-cell table:formula="of:=RANK([.F56];[.$F$18:.$F$78])" office:value-type="float" office:value="19" calcext:value-type="float">
            <text:p>19</text:p>
          </table:table-cell>
        </table:table-row>
        <table:table-row table:style-name="ro1">
          <table:table-cell table:formula="of:=[Globale.A49]" office:value-type="string" office:string-value="M11230" calcext:value-type="string">
            <text:p>M11230</text:p>
          </table:table-cell>
          <table:table-cell table:formula="of:=[Globale.B49]" office:value-type="string" office:string-value="M" calcext:value-type="string">
            <text:p>M</text:p>
          </table:table-cell>
          <table:table-cell table:formula="of:=[Globale.C49]" office:value-type="string" office:string-value="LONGOUR" calcext:value-type="string">
            <text:p>LONGOUR</text:p>
          </table:table-cell>
          <table:table-cell table:formula="of:=[Globale.D49]" office:value-type="string" office:string-value="David" calcext:value-type="string">
            <text:p>David</text:p>
          </table:table-cell>
          <table:table-cell table:formula="of:=[Globale.G49]" office:value-type="string" office:string-value="IPI 1" calcext:value-type="string">
            <text:p>IPI 1</text:p>
          </table:table-cell>
          <table:table-cell table:formula="of:=RANDBETWEEN(50;200)/10" office:value-type="float" office:value="11.5" calcext:value-type="float">
            <text:p>11,5</text:p>
          </table:table-cell>
          <table:table-cell table:formula="of:=RANK([.F57];[.$F$18:.$F$78])" office:value-type="float" office:value="36" calcext:value-type="float">
            <text:p>36</text:p>
          </table:table-cell>
        </table:table-row>
        <table:table-row table:style-name="ro1">
          <table:table-cell table:formula="of:=[Globale.A50]" office:value-type="string" office:string-value="M11231" calcext:value-type="string">
            <text:p>M11231</text:p>
          </table:table-cell>
          <table:table-cell table:formula="of:=[Globale.B50]" office:value-type="string" office:string-value="M" calcext:value-type="string">
            <text:p>M</text:p>
          </table:table-cell>
          <table:table-cell table:formula="of:=[Globale.C50]" office:value-type="string" office:string-value="MAILLOT" calcext:value-type="string">
            <text:p>MAILLOT</text:p>
          </table:table-cell>
          <table:table-cell table:formula="of:=[Globale.D50]" office:value-type="string" office:string-value="Maxime" calcext:value-type="string">
            <text:p>Maxime</text:p>
          </table:table-cell>
          <table:table-cell table:formula="of:=[Globale.G50]" office:value-type="string" office:string-value="IPI 1" calcext:value-type="string">
            <text:p>IPI 1</text:p>
          </table:table-cell>
          <table:table-cell table:formula="of:=RANDBETWEEN(50;200)/10" office:value-type="float" office:value="10.6" calcext:value-type="float">
            <text:p>10,6</text:p>
          </table:table-cell>
          <table:table-cell table:formula="of:=RANK([.F58];[.$F$18:.$F$78])" office:value-type="float" office:value="37" calcext:value-type="float">
            <text:p>37</text:p>
          </table:table-cell>
        </table:table-row>
        <table:table-row table:style-name="ro1">
          <table:table-cell table:formula="of:=[Globale.A51]" office:value-type="string" office:string-value="M11232" calcext:value-type="string">
            <text:p>M11232</text:p>
          </table:table-cell>
          <table:table-cell table:formula="of:=[Globale.B51]" office:value-type="string" office:string-value="M" calcext:value-type="string">
            <text:p>M</text:p>
          </table:table-cell>
          <table:table-cell table:formula="of:=[Globale.C51]" office:value-type="string" office:string-value="MASSELOT" calcext:value-type="string">
            <text:p>MASSELOT</text:p>
          </table:table-cell>
          <table:table-cell table:formula="of:=[Globale.D51]" office:value-type="string" office:string-value="Romain" calcext:value-type="string">
            <text:p>Romain</text:p>
          </table:table-cell>
          <table:table-cell table:formula="of:=[Globale.G51]" office:value-type="string" office:string-value="IPI 1" calcext:value-type="string">
            <text:p>IPI 1</text:p>
          </table:table-cell>
          <table:table-cell table:formula="of:=RANDBETWEEN(50;200)/10" office:value-type="float" office:value="6.1" calcext:value-type="float">
            <text:p>6,1</text:p>
          </table:table-cell>
          <table:table-cell table:formula="of:=RANK([.F59];[.$F$18:.$F$78])" office:value-type="float" office:value="53" calcext:value-type="float">
            <text:p>53</text:p>
          </table:table-cell>
        </table:table-row>
        <table:table-row table:style-name="ro1">
          <table:table-cell table:formula="of:=[Globale.A52]" office:value-type="string" office:string-value="M11233" calcext:value-type="string">
            <text:p>M11233</text:p>
          </table:table-cell>
          <table:table-cell table:formula="of:=[Globale.B52]" office:value-type="string" office:string-value="Mlle" calcext:value-type="string">
            <text:p>Mlle</text:p>
          </table:table-cell>
          <table:table-cell table:formula="of:=[Globale.C52]" office:value-type="string" office:string-value="PETIT" calcext:value-type="string">
            <text:p>PETIT</text:p>
          </table:table-cell>
          <table:table-cell table:formula="of:=[Globale.D52]" office:value-type="string" office:string-value="Chloe" calcext:value-type="string">
            <text:p>Chloe</text:p>
          </table:table-cell>
          <table:table-cell table:formula="of:=[Globale.G52]" office:value-type="string" office:string-value="IPI 1" calcext:value-type="string">
            <text:p>IPI 1</text:p>
          </table:table-cell>
          <table:table-cell table:formula="of:=RANDBETWEEN(50;200)/10" office:value-type="float" office:value="15" calcext:value-type="float">
            <text:p>15</text:p>
          </table:table-cell>
          <table:table-cell table:formula="of:=RANK([.F60];[.$F$18:.$F$78])" office:value-type="float" office:value="20" calcext:value-type="float">
            <text:p>20</text:p>
          </table:table-cell>
        </table:table-row>
        <table:table-row table:style-name="ro1">
          <table:table-cell table:formula="of:=[Globale.A53]" office:value-type="string" office:string-value="M11234" calcext:value-type="string">
            <text:p>M11234</text:p>
          </table:table-cell>
          <table:table-cell table:formula="of:=[Globale.B53]" office:value-type="string" office:string-value="M" calcext:value-type="string">
            <text:p>M</text:p>
          </table:table-cell>
          <table:table-cell table:formula="of:=[Globale.C53]" office:value-type="string" office:string-value="POLAN" calcext:value-type="string">
            <text:p>POLAN</text:p>
          </table:table-cell>
          <table:table-cell table:formula="of:=[Globale.D53]" office:value-type="string" office:string-value="Geoffrey" calcext:value-type="string">
            <text:p>Geoffrey</text:p>
          </table:table-cell>
          <table:table-cell table:formula="of:=[Globale.G53]" office:value-type="string" office:string-value="IPI 1" calcext:value-type="string">
            <text:p>IPI 1</text:p>
          </table:table-cell>
          <table:table-cell table:formula="of:=RANDBETWEEN(50;200)/10" office:value-type="float" office:value="14.9" calcext:value-type="float">
            <text:p>14,9</text:p>
          </table:table-cell>
          <table:table-cell table:formula="of:=RANK([.F61];[.$F$18:.$F$78])" office:value-type="float" office:value="21" calcext:value-type="float">
            <text:p>21</text:p>
          </table:table-cell>
        </table:table-row>
        <table:table-row table:style-name="ro1">
          <table:table-cell table:formula="of:=[Globale.A54]" office:value-type="string" office:string-value="M11235" calcext:value-type="string">
            <text:p>M11235</text:p>
          </table:table-cell>
          <table:table-cell table:formula="of:=[Globale.B54]" office:value-type="string" office:string-value="M" calcext:value-type="string">
            <text:p>M</text:p>
          </table:table-cell>
          <table:table-cell table:formula="of:=[Globale.C54]" office:value-type="string" office:string-value="SCHILLER" calcext:value-type="string">
            <text:p>SCHILLER</text:p>
          </table:table-cell>
          <table:table-cell table:formula="of:=[Globale.D54]" office:value-type="string" office:string-value="Dylan" calcext:value-type="string">
            <text:p>Dylan</text:p>
          </table:table-cell>
          <table:table-cell table:formula="of:=[Globale.G54]" office:value-type="string" office:string-value="IPI 1" calcext:value-type="string">
            <text:p>IPI 1</text:p>
          </table:table-cell>
          <table:table-cell table:formula="of:=RANDBETWEEN(50;200)/10" office:value-type="float" office:value="13.7" calcext:value-type="float">
            <text:p>13,7</text:p>
          </table:table-cell>
          <table:table-cell table:formula="of:=RANK([.F62];[.$F$18:.$F$78])" office:value-type="float" office:value="25" calcext:value-type="float">
            <text:p>25</text:p>
          </table:table-cell>
        </table:table-row>
        <table:table-row table:style-name="ro1">
          <table:table-cell table:formula="of:=[Globale.A55]" office:value-type="string" office:string-value="M11236" calcext:value-type="string">
            <text:p>M11236</text:p>
          </table:table-cell>
          <table:table-cell table:formula="of:=[Globale.B55]" office:value-type="string" office:string-value="M" calcext:value-type="string">
            <text:p>M</text:p>
          </table:table-cell>
          <table:table-cell table:formula="of:=[Globale.C55]" office:value-type="string" office:string-value="THOMAS" calcext:value-type="string">
            <text:p>THOMAS</text:p>
          </table:table-cell>
          <table:table-cell table:formula="of:=[Globale.D55]" office:value-type="string" office:string-value="Louis" calcext:value-type="string">
            <text:p>Louis</text:p>
          </table:table-cell>
          <table:table-cell table:formula="of:=[Globale.G55]" office:value-type="string" office:string-value="IPI 1" calcext:value-type="string">
            <text:p>IPI 1</text:p>
          </table:table-cell>
          <table:table-cell table:formula="of:=RANDBETWEEN(50;200)/10" office:value-type="float" office:value="17.9" calcext:value-type="float">
            <text:p>17,9</text:p>
          </table:table-cell>
          <table:table-cell table:formula="of:=RANK([.F63];[.$F$18:.$F$78])" office:value-type="float" office:value="10" calcext:value-type="float">
            <text:p>10</text:p>
          </table:table-cell>
        </table:table-row>
        <table:table-row table:style-name="ro1">
          <table:table-cell table:formula="of:=[Globale.A56]" office:value-type="string" office:string-value="M11237" calcext:value-type="string">
            <text:p>M11237</text:p>
          </table:table-cell>
          <table:table-cell table:formula="of:=[Globale.B56]" office:value-type="string" office:string-value="M" calcext:value-type="string">
            <text:p>M</text:p>
          </table:table-cell>
          <table:table-cell table:formula="of:=[Globale.C56]" office:value-type="string" office:string-value="BAUDELET" calcext:value-type="string">
            <text:p>BAUDELET</text:p>
          </table:table-cell>
          <table:table-cell table:formula="of:=[Globale.D56]" office:value-type="string" office:string-value="Geoffrey" calcext:value-type="string">
            <text:p>Geoffrey</text:p>
          </table:table-cell>
          <table:table-cell table:formula="of:=[Globale.G56]" office:value-type="string" office:string-value="PEL" calcext:value-type="string">
            <text:p>PEL</text:p>
          </table:table-cell>
          <table:table-cell table:formula="of:=RANDBETWEEN(50;200)/10" office:value-type="float" office:value="15.9" calcext:value-type="float">
            <text:p>15,9</text:p>
          </table:table-cell>
          <table:table-cell table:formula="of:=RANK([.F64];[.$F$18:.$F$78])" office:value-type="float" office:value="18" calcext:value-type="float">
            <text:p>18</text:p>
          </table:table-cell>
        </table:table-row>
        <table:table-row table:style-name="ro1">
          <table:table-cell table:formula="of:=[Globale.A57]" office:value-type="string" office:string-value="M11238" calcext:value-type="string">
            <text:p>M11238</text:p>
          </table:table-cell>
          <table:table-cell table:formula="of:=[Globale.B57]" office:value-type="string" office:string-value="M" calcext:value-type="string">
            <text:p>M</text:p>
          </table:table-cell>
          <table:table-cell table:formula="of:=[Globale.C57]" office:value-type="string" office:string-value="DEROSNE" calcext:value-type="string">
            <text:p>DEROSNE</text:p>
          </table:table-cell>
          <table:table-cell table:formula="of:=[Globale.D57]" office:value-type="string" office:string-value="Florentin" calcext:value-type="string">
            <text:p>Florentin</text:p>
          </table:table-cell>
          <table:table-cell table:formula="of:=[Globale.G57]" office:value-type="string" office:string-value="PEL" calcext:value-type="string">
            <text:p>PEL</text:p>
          </table:table-cell>
          <table:table-cell table:formula="of:=RANDBETWEEN(50;200)/10" office:value-type="float" office:value="18.8" calcext:value-type="float">
            <text:p>18,8</text:p>
          </table:table-cell>
          <table:table-cell table:formula="of:=RANK([.F65];[.$F$18:.$F$78])" office:value-type="float" office:value="4" calcext:value-type="float">
            <text:p>4</text:p>
          </table:table-cell>
        </table:table-row>
        <table:table-row table:style-name="ro1">
          <table:table-cell table:formula="of:=[Globale.A58]" office:value-type="string" office:string-value="M11239" calcext:value-type="string">
            <text:p>M11239</text:p>
          </table:table-cell>
          <table:table-cell table:formula="of:=[Globale.B58]" office:value-type="string" office:string-value="M" calcext:value-type="string">
            <text:p>M</text:p>
          </table:table-cell>
          <table:table-cell table:formula="of:=[Globale.C58]" office:value-type="string" office:string-value="LEFEBVRE" calcext:value-type="string">
            <text:p>LEFEBVRE</text:p>
          </table:table-cell>
          <table:table-cell table:formula="of:=[Globale.D58]" office:value-type="string" office:string-value="Jéremy" calcext:value-type="string">
            <text:p>Jéremy</text:p>
          </table:table-cell>
          <table:table-cell table:formula="of:=[Globale.G58]" office:value-type="string" office:string-value="PEL" calcext:value-type="string">
            <text:p>PEL</text:p>
          </table:table-cell>
          <table:table-cell table:formula="of:=RANDBETWEEN(50;200)/10" office:value-type="float" office:value="18.8" calcext:value-type="float">
            <text:p>18,8</text:p>
          </table:table-cell>
          <table:table-cell table:formula="of:=RANK([.F66];[.$F$18:.$F$78])" office:value-type="float" office:value="4" calcext:value-type="float">
            <text:p>4</text:p>
          </table:table-cell>
        </table:table-row>
        <table:table-row table:style-name="ro1">
          <table:table-cell table:formula="of:=[Globale.A59]" office:value-type="string" office:string-value="M11240" calcext:value-type="string">
            <text:p>M11240</text:p>
          </table:table-cell>
          <table:table-cell table:formula="of:=[Globale.B59]" office:value-type="string" office:string-value="M" calcext:value-type="string">
            <text:p>M</text:p>
          </table:table-cell>
          <table:table-cell table:formula="of:=[Globale.C59]" office:value-type="string" office:string-value="LEFEBVRE" calcext:value-type="string">
            <text:p>LEFEBVRE</text:p>
          </table:table-cell>
          <table:table-cell table:formula="of:=[Globale.D59]" office:value-type="string" office:string-value="Kévin" calcext:value-type="string">
            <text:p>Kévin</text:p>
          </table:table-cell>
          <table:table-cell table:formula="of:=[Globale.G59]" office:value-type="string" office:string-value="PEL" calcext:value-type="string">
            <text:p>PEL</text:p>
          </table:table-cell>
          <table:table-cell table:formula="of:=RANDBETWEEN(50;200)/10" office:value-type="float" office:value="10" calcext:value-type="float">
            <text:p>10</text:p>
          </table:table-cell>
          <table:table-cell table:formula="of:=RANK([.F67];[.$F$18:.$F$78])" office:value-type="float" office:value="41" calcext:value-type="float">
            <text:p>41</text:p>
          </table:table-cell>
        </table:table-row>
        <table:table-row table:style-name="ro1">
          <table:table-cell table:formula="of:=[Globale.A60]" office:value-type="string" office:string-value="M11241" calcext:value-type="string">
            <text:p>M11241</text:p>
          </table:table-cell>
          <table:table-cell table:formula="of:=[Globale.B60]" office:value-type="string" office:string-value="M" calcext:value-type="string">
            <text:p>M</text:p>
          </table:table-cell>
          <table:table-cell table:formula="of:=[Globale.C60]" office:value-type="string" office:string-value="LEGRAND" calcext:value-type="string">
            <text:p>LEGRAND</text:p>
          </table:table-cell>
          <table:table-cell table:formula="of:=[Globale.D60]" office:value-type="string" office:string-value="Baptiste" calcext:value-type="string">
            <text:p>Baptiste</text:p>
          </table:table-cell>
          <table:table-cell table:formula="of:=[Globale.G60]" office:value-type="string" office:string-value="PEL" calcext:value-type="string">
            <text:p>PEL</text:p>
          </table:table-cell>
          <table:table-cell table:formula="of:=RANDBETWEEN(50;200)/10" office:value-type="float" office:value="12.3" calcext:value-type="float">
            <text:p>12,3</text:p>
          </table:table-cell>
          <table:table-cell table:formula="of:=RANK([.F68];[.$F$18:.$F$78])" office:value-type="float" office:value="34" calcext:value-type="float">
            <text:p>34</text:p>
          </table:table-cell>
        </table:table-row>
        <table:table-row table:style-name="ro1">
          <table:table-cell table:formula="of:=[Globale.A61]" office:value-type="string" office:string-value="M11242" calcext:value-type="string">
            <text:p>M11242</text:p>
          </table:table-cell>
          <table:table-cell table:formula="of:=[Globale.B61]" office:value-type="string" office:string-value="M" calcext:value-type="string">
            <text:p>M</text:p>
          </table:table-cell>
          <table:table-cell table:formula="of:=[Globale.C61]" office:value-type="string" office:string-value="MAERTEN" calcext:value-type="string">
            <text:p>MAERTEN</text:p>
          </table:table-cell>
          <table:table-cell table:formula="of:=[Globale.D61]" office:value-type="string" office:string-value="Nicolas" calcext:value-type="string">
            <text:p>Nicolas</text:p>
          </table:table-cell>
          <table:table-cell table:formula="of:=[Globale.G61]" office:value-type="string" office:string-value="PEL" calcext:value-type="string">
            <text:p>PEL</text:p>
          </table:table-cell>
          <table:table-cell table:formula="of:=RANDBETWEEN(50;200)/10" office:value-type="float" office:value="18.5" calcext:value-type="float">
            <text:p>18,5</text:p>
          </table:table-cell>
          <table:table-cell table:formula="of:=RANK([.F69];[.$F$18:.$F$78])" office:value-type="float" office:value="7" calcext:value-type="float">
            <text:p>7</text:p>
          </table:table-cell>
        </table:table-row>
        <table:table-row table:style-name="ro1">
          <table:table-cell table:formula="of:=[Globale.A62]" office:value-type="string" office:string-value="M11243" calcext:value-type="string">
            <text:p>M11243</text:p>
          </table:table-cell>
          <table:table-cell table:formula="of:=[Globale.B62]" office:value-type="string" office:string-value="M" calcext:value-type="string">
            <text:p>M</text:p>
          </table:table-cell>
          <table:table-cell table:formula="of:=[Globale.C62]" office:value-type="string" office:string-value="MARIE" calcext:value-type="string">
            <text:p>MARIE</text:p>
          </table:table-cell>
          <table:table-cell table:formula="of:=[Globale.D62]" office:value-type="string" office:string-value="Louis" calcext:value-type="string">
            <text:p>Louis</text:p>
          </table:table-cell>
          <table:table-cell table:formula="of:=[Globale.G62]" office:value-type="string" office:string-value="PEL" calcext:value-type="string">
            <text:p>PEL</text:p>
          </table:table-cell>
          <table:table-cell table:formula="of:=RANDBETWEEN(50;200)/10" office:value-type="float" office:value="10.3" calcext:value-type="float">
            <text:p>10,3</text:p>
          </table:table-cell>
          <table:table-cell table:formula="of:=RANK([.F70];[.$F$18:.$F$78])" office:value-type="float" office:value="39" calcext:value-type="float">
            <text:p>39</text:p>
          </table:table-cell>
        </table:table-row>
        <table:table-row table:style-name="ro1">
          <table:table-cell table:formula="of:=[Globale.A63]" office:value-type="string" office:string-value="M11244" calcext:value-type="string">
            <text:p>M11244</text:p>
          </table:table-cell>
          <table:table-cell table:formula="of:=[Globale.B63]" office:value-type="string" office:string-value="M" calcext:value-type="string">
            <text:p>M</text:p>
          </table:table-cell>
          <table:table-cell table:formula="of:=[Globale.C63]" office:value-type="string" office:string-value="POUILLY" calcext:value-type="string">
            <text:p>POUILLY</text:p>
          </table:table-cell>
          <table:table-cell table:formula="of:=[Globale.D63]" office:value-type="string" office:string-value="Gaetan" calcext:value-type="string">
            <text:p>Gaetan</text:p>
          </table:table-cell>
          <table:table-cell table:formula="of:=[Globale.G63]" office:value-type="string" office:string-value="PEL" calcext:value-type="string">
            <text:p>PEL</text:p>
          </table:table-cell>
          <table:table-cell table:formula="of:=RANDBETWEEN(50;200)/10" office:value-type="float" office:value="12.9" calcext:value-type="float">
            <text:p>12,9</text:p>
          </table:table-cell>
          <table:table-cell table:formula="of:=RANK([.F71];[.$F$18:.$F$78])" office:value-type="float" office:value="30" calcext:value-type="float">
            <text:p>30</text:p>
          </table:table-cell>
        </table:table-row>
        <table:table-row table:style-name="ro1">
          <table:table-cell table:formula="of:=[Globale.A64]" office:value-type="string" office:string-value="M11245" calcext:value-type="string">
            <text:p>M11245</text:p>
          </table:table-cell>
          <table:table-cell table:formula="of:=[Globale.B64]" office:value-type="string" office:string-value="M" calcext:value-type="string">
            <text:p>M</text:p>
          </table:table-cell>
          <table:table-cell table:formula="of:=[Globale.C64]" office:value-type="string" office:string-value="ROLAND" calcext:value-type="string">
            <text:p>ROLAND</text:p>
          </table:table-cell>
          <table:table-cell table:formula="of:=[Globale.D64]" office:value-type="string" office:string-value="Jeremie" calcext:value-type="string">
            <text:p>Jeremie</text:p>
          </table:table-cell>
          <table:table-cell table:formula="of:=[Globale.G64]" office:value-type="string" office:string-value="PEL" calcext:value-type="string">
            <text:p>PEL</text:p>
          </table:table-cell>
          <table:table-cell table:formula="of:=RANDBETWEEN(50;200)/10" office:value-type="float" office:value="18.3" calcext:value-type="float">
            <text:p>18,3</text:p>
          </table:table-cell>
          <table:table-cell table:formula="of:=RANK([.F72];[.$F$18:.$F$78])" office:value-type="float" office:value="8" calcext:value-type="float">
            <text:p>8</text:p>
          </table:table-cell>
        </table:table-row>
        <table:table-row table:style-name="ro1">
          <table:table-cell table:formula="of:=[Globale.A65]" office:value-type="string" office:string-value="M11246" calcext:value-type="string">
            <text:p>M11246</text:p>
          </table:table-cell>
          <table:table-cell table:formula="of:=[Globale.B65]" office:value-type="string" office:string-value="M" calcext:value-type="string">
            <text:p>M</text:p>
          </table:table-cell>
          <table:table-cell table:formula="of:=[Globale.C65]" office:value-type="string" office:string-value="ROTTIERS" calcext:value-type="string">
            <text:p>ROTTIERS</text:p>
          </table:table-cell>
          <table:table-cell table:formula="of:=[Globale.D65]" office:value-type="string" office:string-value="Theo" calcext:value-type="string">
            <text:p>Theo</text:p>
          </table:table-cell>
          <table:table-cell table:formula="of:=[Globale.G65]" office:value-type="string" office:string-value="PEL" calcext:value-type="string">
            <text:p>PEL</text:p>
          </table:table-cell>
          <table:table-cell table:formula="of:=RANDBETWEEN(50;200)/10" office:value-type="float" office:value="17.2" calcext:value-type="float">
            <text:p>17,2</text:p>
          </table:table-cell>
          <table:table-cell table:formula="of:=RANK([.F73];[.$F$18:.$F$78])" office:value-type="float" office:value="13" calcext:value-type="float">
            <text:p>13</text:p>
          </table:table-cell>
        </table:table-row>
        <table:table-row table:style-name="ro1">
          <table:table-cell table:formula="of:=[Globale.A66]" office:value-type="string" office:string-value="M11247" calcext:value-type="string">
            <text:p>M11247</text:p>
          </table:table-cell>
          <table:table-cell table:formula="of:=[Globale.B66]" office:value-type="string" office:string-value="M" calcext:value-type="string">
            <text:p>M</text:p>
          </table:table-cell>
          <table:table-cell table:formula="of:=[Globale.C66]" office:value-type="string" office:string-value="SACRE" calcext:value-type="string">
            <text:p>SACRE</text:p>
          </table:table-cell>
          <table:table-cell table:formula="of:=[Globale.D66]" office:value-type="string" office:string-value="Pierre" calcext:value-type="string">
            <text:p>Pierre</text:p>
          </table:table-cell>
          <table:table-cell table:formula="of:=[Globale.G66]" office:value-type="string" office:string-value="PEL" calcext:value-type="string">
            <text:p>PEL</text:p>
          </table:table-cell>
          <table:table-cell table:formula="of:=RANDBETWEEN(50;200)/10" office:value-type="float" office:value="13.4" calcext:value-type="float">
            <text:p>13,4</text:p>
          </table:table-cell>
          <table:table-cell table:formula="of:=RANK([.F74];[.$F$18:.$F$78])" office:value-type="float" office:value="27" calcext:value-type="float">
            <text:p>27</text:p>
          </table:table-cell>
        </table:table-row>
        <table:table-row table:style-name="ro1">
          <table:table-cell table:formula="of:=[Globale.A67]" office:value-type="string" office:string-value="M11248" calcext:value-type="string">
            <text:p>M11248</text:p>
          </table:table-cell>
          <table:table-cell table:formula="of:=[Globale.B67]" office:value-type="string" office:string-value="M" calcext:value-type="string">
            <text:p>M</text:p>
          </table:table-cell>
          <table:table-cell table:formula="of:=[Globale.C67]" office:value-type="string" office:string-value="SZYMURA" calcext:value-type="string">
            <text:p>SZYMURA</text:p>
          </table:table-cell>
          <table:table-cell table:formula="of:=[Globale.D67]" office:value-type="string" office:string-value="Alexandre" calcext:value-type="string">
            <text:p>Alexandre</text:p>
          </table:table-cell>
          <table:table-cell table:formula="of:=[Globale.G67]" office:value-type="string" office:string-value="PEL" calcext:value-type="string">
            <text:p>PEL</text:p>
          </table:table-cell>
          <table:table-cell table:formula="of:=RANDBETWEEN(50;200)/10" office:value-type="float" office:value="14.8" calcext:value-type="float">
            <text:p>14,8</text:p>
          </table:table-cell>
          <table:table-cell table:formula="of:=RANK([.F75];[.$F$18:.$F$78])" office:value-type="float" office:value="23" calcext:value-type="float">
            <text:p>23</text:p>
          </table:table-cell>
        </table:table-row>
        <table:table-row table:style-name="ro1">
          <table:table-cell table:formula="of:=[Globale.A68]" office:value-type="string" office:string-value="M11249" calcext:value-type="string">
            <text:p>M11249</text:p>
          </table:table-cell>
          <table:table-cell table:formula="of:=[Globale.B68]" office:value-type="string" office:string-value="M" calcext:value-type="string">
            <text:p>M</text:p>
          </table:table-cell>
          <table:table-cell table:formula="of:=[Globale.C68]" office:value-type="string" office:string-value="TASSART" calcext:value-type="string">
            <text:p>TASSART</text:p>
          </table:table-cell>
          <table:table-cell table:formula="of:=[Globale.D68]" office:value-type="string" office:string-value="Alexandre" calcext:value-type="string">
            <text:p>Alexandre</text:p>
          </table:table-cell>
          <table:table-cell table:formula="of:=[Globale.G68]" office:value-type="string" office:string-value="PEL" calcext:value-type="string">
            <text:p>PEL</text:p>
          </table:table-cell>
          <table:table-cell table:formula="of:=RANDBETWEEN(50;200)/10" office:value-type="float" office:value="17.9" calcext:value-type="float">
            <text:p>17,9</text:p>
          </table:table-cell>
          <table:table-cell table:formula="of:=RANK([.F76];[.$F$18:.$F$78])" office:value-type="float" office:value="10" calcext:value-type="float">
            <text:p>10</text:p>
          </table:table-cell>
        </table:table-row>
        <table:table-row table:style-name="ro1">
          <table:table-cell table:formula="of:=[Globale.A69]" office:value-type="string" office:string-value="M11250" calcext:value-type="string">
            <text:p>M11250</text:p>
          </table:table-cell>
          <table:table-cell table:formula="of:=[Globale.B69]" office:value-type="string" office:string-value="M" calcext:value-type="string">
            <text:p>M</text:p>
          </table:table-cell>
          <table:table-cell table:formula="of:=[Globale.C69]" office:value-type="string" office:string-value="VANDEWOORDE" calcext:value-type="string">
            <text:p>VANDEWOORDE</text:p>
          </table:table-cell>
          <table:table-cell table:formula="of:=[Globale.D69]" office:value-type="string" office:string-value="Aymeric" calcext:value-type="string">
            <text:p>Aymeric</text:p>
          </table:table-cell>
          <table:table-cell table:formula="of:=[Globale.G69]" office:value-type="string" office:string-value="PEL" calcext:value-type="string">
            <text:p>PEL</text:p>
          </table:table-cell>
          <table:table-cell table:formula="of:=RANDBETWEEN(50;200)/10" office:value-type="float" office:value="16.5" calcext:value-type="float">
            <text:p>16,5</text:p>
          </table:table-cell>
          <table:table-cell table:formula="of:=RANK([.F77];[.$F$18:.$F$78])" office:value-type="float" office:value="15" calcext:value-type="float">
            <text:p>15</text:p>
          </table:table-cell>
        </table:table-row>
        <table:table-row table:style-name="ro1">
          <table:table-cell table:formula="of:=[Globale.A70]" office:value-type="string" office:string-value="M11251" calcext:value-type="string">
            <text:p>M11251</text:p>
          </table:table-cell>
          <table:table-cell table:formula="of:=[Globale.B70]" office:value-type="string" office:string-value="M" calcext:value-type="string">
            <text:p>M</text:p>
          </table:table-cell>
          <table:table-cell table:formula="of:=[Globale.C70]" office:value-type="string" office:string-value="WICART" calcext:value-type="string">
            <text:p>WICART</text:p>
          </table:table-cell>
          <table:table-cell table:formula="of:=[Globale.D70]" office:value-type="string" office:string-value="Melvin" calcext:value-type="string">
            <text:p>Melvin</text:p>
          </table:table-cell>
          <table:table-cell table:formula="of:=[Globale.G70]" office:value-type="string" office:string-value="PEL" calcext:value-type="string">
            <text:p>PEL</text:p>
          </table:table-cell>
          <table:table-cell table:formula="of:=RANDBETWEEN(50;200)/10" office:value-type="float" office:value="17.5" calcext:value-type="float">
            <text:p>17,5</text:p>
          </table:table-cell>
          <table:table-cell table:formula="of:=RANK([.F78];[.$F$18:.$F$78])" office:value-type="float" office:value="12" calcext:value-type="float">
            <text:p>12</text:p>
          </table:table-cell>
        </table:table-row>
      </table:table>
      <table:named-expressions/>
      <table:database-ranges>
        <table:database-range table:name="année" table:target-range-address="parametres.B3:parametres.B9" table:on-update-keep-styles="true" table:on-update-keep-size="false" table:orientation="column"/>
        <table:database-range table:name="département" table:target-range-address="parametres.A3:parametres.A11" table:on-update-keep-styles="true" table:on-update-keep-size="false" table:orientation="column"/>
        <table:database-range table:name="groupe" table:target-range-address="parametres.C3:parametres.C18" table:on-update-keep-styles="true" table:on-update-keep-size="false" table:orientation="column"/>
        <table:database-range table:name="Semestre" table:target-range-address="parametres.D3:parametres.D1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1:14:24.975903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11:36:53.211014444</dc:date>
    <dc:creator>hsu tiente</dc:creator>
    <meta:editing-duration>PT38M45S</meta:editing-duration>
    <meta:editing-cycles>7</meta:editing-cycles>
    <meta:generator>LibreOffice/4.3.3.2$Linux_X86_64 LibreOffice_project/430m0$Build-2</meta:generator>
    <meta:document-statistic meta:table-count="3" meta:cell-count="1004" meta:object-count="0"/>
  </office:meta>
</office:document-meta>
</file>